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15.79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9.21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26.14mm"/>
    </style:style>
    <style:style style:name="co15" style:family="table-column">
      <style:table-column-properties fo:break-before="auto" style:column-width="19.05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3.69mm"/>
    </style:style>
    <style:style style:name="co18" style:family="table-column">
      <style:table-column-properties fo:break-before="auto" style:column-width="40.57mm"/>
    </style:style>
    <style:style style:name="co19" style:family="table-column">
      <style:table-column-properties fo:break-before="auto" style:column-width="43.83mm"/>
    </style:style>
    <style:style style:name="co20" style:family="table-column">
      <style:table-column-properties fo:break-before="auto" style:column-width="32.12mm"/>
    </style:style>
    <style:style style:name="co21" style:family="table-column">
      <style:table-column-properties fo:break-before="auto" style:column-width="29.4mm"/>
    </style:style>
    <style:style style:name="co22" style:family="table-column">
      <style:table-column-properties fo:break-before="auto" style:column-width="31.57mm"/>
    </style:style>
    <style:style style:name="co23" style:family="table-column">
      <style:table-column-properties fo:break-before="auto" style:column-width="26.95mm"/>
    </style:style>
    <style:style style:name="co24" style:family="table-column">
      <style:table-column-properties fo:break-before="auto" style:column-width="19.88mm"/>
    </style:style>
    <style:style style:name="co25" style:family="table-column">
      <style:table-column-properties fo:break-before="auto" style:column-width="38.93mm"/>
    </style:style>
    <style:style style:name="co26" style:family="table-column">
      <style:table-column-properties fo:break-before="auto" style:column-width="29.14mm"/>
    </style:style>
    <style:style style:name="co27" style:family="table-column">
      <style:table-column-properties fo:break-before="auto" style:column-width="38.38mm"/>
    </style:style>
    <style:style style:name="co28" style:family="table-column">
      <style:table-column-properties fo:break-before="auto" style:column-width="32.67mm"/>
    </style:style>
    <style:style style:name="co29" style:family="table-column">
      <style:table-column-properties fo:break-before="auto" style:column-width="25.31mm"/>
    </style:style>
    <style:style style:name="co30" style:family="table-column">
      <style:table-column-properties fo:break-before="auto" style:column-width="24.77mm"/>
    </style:style>
    <style:style style:name="co31" style:family="table-column">
      <style:table-column-properties fo:break-before="auto" style:column-width="49.02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35.4mm"/>
    </style:style>
    <style:style style:name="co34" style:family="table-column">
      <style:table-column-properties fo:break-before="auto" style:column-width="32.95mm"/>
    </style:style>
    <style:style style:name="co35" style:family="table-column">
      <style:table-column-properties fo:break-before="auto" style:column-width="44.93mm"/>
    </style:style>
    <style:style style:name="co36" style:family="table-column">
      <style:table-column-properties fo:break-before="auto" style:column-width="154.68mm"/>
    </style:style>
    <style:style style:name="co37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xidb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Compression ratio</text:p>
          </table:table-cell>
          <table:table-cell office:value-type="string" calcext:value-type="string">
            <text:p>Storage saving:</text:p>
          </table:table-cell>
          <table:table-cell/>
          <table:table-cell office:value-type="string" calcext:value-type="string">
            <text:p>ratio disk I/O / RAM I/o</text:p>
          </table:table-cell>
          <table:table-cell office:value-type="string" calcext:value-type="string">
            <text:p>ratio disk I/O / no write</text:p>
          </table:table-cell>
          <table:table-cell/>
          <table:table-cell office:value-type="string" calcext:value-type="string">
            <text:p>ratio disk I/O / RAM I/o</text:p>
          </table:table-cell>
          <table:table-cell office:value-type="string" calcext:value-type="string">
            <text:p>ratio disk I/O / no write</text:p>
          </table:table-cell>
          <table:table-cell/>
          <table:table-cell office:value-type="string" calcext:value-type="string">
            <text:p>rate disk (GB/s)</text:p>
          </table:table-cell>
          <table:table-cell office:value-type="string" calcext:value-type="string">
            <text:p>rate ram</text:p>
          </table:table-cell>
          <table:table-cell office:value-type="string" calcext:value-type="string">
            <text:p>rate null</text:p>
          </table:table-cell>
        </table:table-row>
        <table:table-row table:style-name="ro1">
          <table:table-cell office:value-type="string" calcext:value-type="string">
            <text:p>e239-r0027-s00-c00.xtc</text:p>
          </table:table-cell>
          <table:table-cell office:value-type="float" office:value="4463988" calcext:value-type="float">
            <text:p>4463988</text:p>
          </table:table-cell>
          <table:table-cell office:value-type="float" office:value="2629116" calcext:value-type="float">
            <text:p>2629116</text:p>
          </table:table-cell>
          <table:table-cell office:value-type="float" office:value="4.43" calcext:value-type="float">
            <text:p>4.43</text:p>
          </table:table-cell>
          <table:table-cell office:value-type="float" office:value="3.98" calcext:value-type="float">
            <text:p>3.98</text:p>
          </table:table-cell>
          <table:table-cell office:value-type="float" office:value="3.69" calcext:value-type="float">
            <text:p>3.69</text:p>
          </table:table-cell>
          <table:table-cell/>
          <table:table-cell table:style-name="ce2" table:number-matrix-columns-spanned="1" table:number-matrix-rows-spanned="7" table:formula="of:=[.B2:.B8]/[.C2:.C8]" office:value-type="float" office:value="1.69790454281972" calcext:value-type="float">
            <text:p>1.6979045428</text:p>
          </table:table-cell>
          <table:table-cell table:number-matrix-columns-spanned="1" table:number-matrix-rows-spanned="7" table:formula="of:=1-1/[.H2:.H8]" office:value-type="float" office:value="0.41103873935145" calcext:value-type="float">
            <text:p>0.4110387394</text:p>
          </table:table-cell>
          <table:table-cell/>
          <table:table-cell table:number-matrix-columns-spanned="1" table:number-matrix-rows-spanned="7" table:formula="of:=[.D2:.D8]/[.E2:.E8]" office:value-type="float" office:value="1.11306532663317" calcext:value-type="float">
            <text:p>1.1130653266</text:p>
          </table:table-cell>
          <table:table-cell table:number-matrix-columns-spanned="1" table:number-matrix-rows-spanned="7" table:formula="of:=[.D2:.D8]/[.F2:.F8]" office:value-type="float" office:value="1.20054200542005" calcext:value-type="float">
            <text:p>1.2005420054</text:p>
          </table:table-cell>
          <table:table-cell/>
          <table:table-cell table:number-matrix-columns-spanned="2" table:number-matrix-rows-spanned="12" table:formula="of:=[.D2:.D8]/[.F2:.F8]" office:value-type="float" office:value="1.20054200542005" calcext:value-type="float">
            <text:p>1.2005420054</text:p>
          </table:table-cell>
          <table:table-cell office:value-type="float" office:value="1.20054200542005" calcext:value-type="float">
            <text:p>1.2005420054</text:p>
          </table:table-cell>
          <table:table-cell/>
          <table:table-cell table:style-name="ce2" table:number-matrix-columns-spanned="1" table:number-matrix-rows-spanned="12" table:formula="of:=[.B2:.B13]/[.D2:.D13] /1024/1024" office:value-type="float" office:value="0.960991129649143" calcext:value-type="float">
            <text:p>0.9609911296</text:p>
          </table:table-cell>
          <table:table-cell table:style-name="ce2" table:number-matrix-columns-spanned="1" table:number-matrix-rows-spanned="12" table:formula="of:=[.B2:.B13]/[.E2:.E13] /1024/1024" office:value-type="float" office:value="1.0696459056145" calcext:value-type="float">
            <text:p>1.0696459056</text:p>
          </table:table-cell>
          <table:table-cell table:style-name="ce3" table:number-matrix-columns-spanned="1" table:number-matrix-rows-spanned="12" table:formula="of:=[.B2:.B13]/[.F2:.F13] /1024/1024" office:value-type="float" office:value="1.15371021797987" calcext:value-type="float">
            <text:p>1.153710218</text:p>
          </table:table-cell>
        </table:table-row>
        <table:table-row table:style-name="ro1">
          <table:table-cell office:value-type="string" calcext:value-type="string">
            <text:p>e239-r0027-s01-c00.xtc</text:p>
          </table:table-cell>
          <table:table-cell office:value-type="float" office:value="4463988" calcext:value-type="float">
            <text:p>4463988</text:p>
          </table:table-cell>
          <table:table-cell office:value-type="float" office:value="2625876" calcext:value-type="float">
            <text:p>2625876</text:p>
          </table:table-cell>
          <table:table-cell office:value-type="float" office:value="4.36" calcext:value-type="float">
            <text:p>4.36</text:p>
          </table:table-cell>
          <table:table-cell office:value-type="float" office:value="3.98" calcext:value-type="float">
            <text:p>3.98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1.69999954300965" calcext:value-type="float">
            <text:p>1.699999543</text:p>
          </table:table-cell>
          <table:table-cell office:value-type="float" office:value="0.411764547754161" calcext:value-type="float">
            <text:p>0.4117645478</text:p>
          </table:table-cell>
          <table:table-cell/>
          <table:table-cell office:value-type="float" office:value="1.09547738693467" calcext:value-type="float">
            <text:p>1.0954773869</text:p>
          </table:table-cell>
          <table:table-cell office:value-type="float" office:value="1.18157181571816" calcext:value-type="float">
            <text:p>1.1815718157</text:p>
          </table:table-cell>
          <table:table-cell/>
          <table:table-cell office:value-type="float" office:value="1.18157181571816" calcext:value-type="float">
            <text:p>1.1815718157</text:p>
          </table:table-cell>
          <table:table-cell office:value-type="float" office:value="1.18157181571816" calcext:value-type="float">
            <text:p>1.1815718157</text:p>
          </table:table-cell>
          <table:table-cell/>
          <table:table-cell office:value-type="float" office:value="0.976419886317822" calcext:value-type="float">
            <text:p>0.9764198863</text:p>
          </table:table-cell>
          <table:table-cell office:value-type="float" office:value="1.0696459056145" calcext:value-type="float">
            <text:p>1.0696459056</text:p>
          </table:table-cell>
          <table:table-cell office:value-type="float" office:value="1.15371021797987" calcext:value-type="float">
            <text:p>1.153710218</text:p>
          </table:table-cell>
        </table:table-row>
        <table:table-row table:style-name="ro1">
          <table:table-cell office:value-type="string" calcext:value-type="string">
            <text:p>e239-r0027-s02-c00.xtc</text:p>
          </table:table-cell>
          <table:table-cell office:value-type="float" office:value="4463988" calcext:value-type="float">
            <text:p>4463988</text:p>
          </table:table-cell>
          <table:table-cell office:value-type="float" office:value="2626824" calcext:value-type="float">
            <text:p>2626824</text:p>
          </table:table-cell>
          <table:table-cell office:value-type="float" office:value="4.43" calcext:value-type="float">
            <text:p>4.43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1.69938602662379" calcext:value-type="float">
            <text:p>1.6993860266</text:p>
          </table:table-cell>
          <table:table-cell office:value-type="float" office:value="0.411552181591886" calcext:value-type="float">
            <text:p>0.4115521816</text:p>
          </table:table-cell>
          <table:table-cell/>
          <table:table-cell office:value-type="float" office:value="1.11306532663317" calcext:value-type="float">
            <text:p>1.1130653266</text:p>
          </table:table-cell>
          <table:table-cell office:value-type="float" office:value="1.1972972972973" calcext:value-type="float">
            <text:p>1.1972972973</text:p>
          </table:table-cell>
          <table:table-cell/>
          <table:table-cell office:value-type="float" office:value="1.1972972972973" calcext:value-type="float">
            <text:p>1.1972972973</text:p>
          </table:table-cell>
          <table:table-cell office:value-type="float" office:value="1.1972972972973" calcext:value-type="float">
            <text:p>1.1972972973</text:p>
          </table:table-cell>
          <table:table-cell/>
          <table:table-cell office:value-type="float" office:value="0.960991129649143" calcext:value-type="float">
            <text:p>0.9609911296</text:p>
          </table:table-cell>
          <table:table-cell office:value-type="float" office:value="1.0696459056145" calcext:value-type="float">
            <text:p>1.0696459056</text:p>
          </table:table-cell>
          <table:table-cell office:value-type="float" office:value="1.1505920822556" calcext:value-type="float">
            <text:p>1.1505920823</text:p>
          </table:table-cell>
        </table:table-row>
        <table:table-row table:style-name="ro1">
          <table:table-cell office:value-type="string" calcext:value-type="string">
            <text:p>e239-r0027-s03-c00.xtc</text:p>
          </table:table-cell>
          <table:table-cell office:value-type="float" office:value="4468520" calcext:value-type="float">
            <text:p>4468520</text:p>
          </table:table-cell>
          <table:table-cell office:value-type="float" office:value="2627496" calcext:value-type="float">
            <text:p>2627496</text:p>
          </table:table-cell>
          <table:table-cell office:value-type="float" office:value="4.46" calcext:value-type="float">
            <text:p>4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1.70067623318932" calcext:value-type="float">
            <text:p>1.7006762332</text:p>
          </table:table-cell>
          <table:table-cell office:value-type="float" office:value="0.411998603564491" calcext:value-type="float">
            <text:p>0.4119986036</text:p>
          </table:table-cell>
          <table:table-cell/>
          <table:table-cell office:value-type="float" office:value="1.12060301507538" calcext:value-type="float">
            <text:p>1.1206030151</text:p>
          </table:table-cell>
          <table:table-cell office:value-type="float" office:value="1.20540540540541" calcext:value-type="float">
            <text:p>1.2054054054</text:p>
          </table:table-cell>
          <table:table-cell/>
          <table:table-cell office:value-type="float" office:value="1.20540540540541" calcext:value-type="float">
            <text:p>1.2054054054</text:p>
          </table:table-cell>
          <table:table-cell office:value-type="float" office:value="1.20540540540541" calcext:value-type="float">
            <text:p>1.2054054054</text:p>
          </table:table-cell>
          <table:table-cell/>
          <table:table-cell office:value-type="float" office:value="0.955496133710237" calcext:value-type="float">
            <text:p>0.9554961337</text:p>
          </table:table-cell>
          <table:table-cell office:value-type="float" office:value="1.07073184832856" calcext:value-type="float">
            <text:p>1.0707318483</text:p>
          </table:table-cell>
          <table:table-cell office:value-type="float" office:value="1.15176020441829" calcext:value-type="float">
            <text:p>1.1517602044</text:p>
          </table:table-cell>
        </table:table-row>
        <table:table-row table:style-name="ro1">
          <table:table-cell office:value-type="string" calcext:value-type="string">
            <text:p>e239-r0027-s04-c00.xtc</text:p>
          </table:table-cell>
          <table:table-cell office:value-type="float" office:value="4463032" calcext:value-type="float">
            <text:p>4463032</text:p>
          </table:table-cell>
          <table:table-cell office:value-type="float" office:value="2625532" calcext:value-type="float">
            <text:p>2625532</text:p>
          </table:table-cell>
          <table:table-cell office:value-type="float" office:value="4.43" calcext:value-type="float">
            <text:p>4.43</text:p>
          </table:table-cell>
          <table:table-cell office:value-type="float" office:value="3.98" calcext:value-type="float">
            <text:p>3.98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1.69985816207915" calcext:value-type="float">
            <text:p>1.6998581621</text:p>
          </table:table-cell>
          <table:table-cell office:value-type="float" office:value="0.411715622921816" calcext:value-type="float">
            <text:p>0.4117156229</text:p>
          </table:table-cell>
          <table:table-cell/>
          <table:table-cell office:value-type="float" office:value="1.11306532663317" calcext:value-type="float">
            <text:p>1.1130653266</text:p>
          </table:table-cell>
          <table:table-cell office:value-type="float" office:value="1.20054200542005" calcext:value-type="float">
            <text:p>1.2005420054</text:p>
          </table:table-cell>
          <table:table-cell/>
          <table:table-cell office:value-type="float" office:value="1.20054200542005" calcext:value-type="float">
            <text:p>1.2005420054</text:p>
          </table:table-cell>
          <table:table-cell office:value-type="float" office:value="1.20054200542005" calcext:value-type="float">
            <text:p>1.2005420054</text:p>
          </table:table-cell>
          <table:table-cell/>
          <table:table-cell office:value-type="float" office:value="0.960785325440004" calcext:value-type="float">
            <text:p>0.9607853254</text:p>
          </table:table-cell>
          <table:table-cell office:value-type="float" office:value="1.06941683208523" calcext:value-type="float">
            <text:p>1.0694168321</text:p>
          </table:table-cell>
          <table:table-cell office:value-type="float" office:value="1.1534631413819" calcext:value-type="float">
            <text:p>1.1534631414</text:p>
          </table:table-cell>
        </table:table-row>
        <table:table-row table:style-name="ro1">
          <table:table-cell office:value-type="string" calcext:value-type="string">
            <text:p>e239-r0028-s00-c00.xtc</text:p>
          </table:table-cell>
          <table:table-cell office:value-type="float" office:value="96473004" calcext:value-type="float">
            <text:p>96473004</text:p>
          </table:table-cell>
          <table:table-cell office:value-type="float" office:value="47489560" calcext:value-type="float">
            <text:p>47489560</text:p>
          </table:table-cell>
          <table:table-cell office:value-type="float" office:value="93.99" calcext:value-type="float">
            <text:p>93.99</text:p>
          </table:table-cell>
          <table:table-cell office:value-type="float" office:value="85.8" calcext:value-type="float">
            <text:p>85.8</text:p>
          </table:table-cell>
          <table:table-cell office:value-type="float" office:value="79.94" calcext:value-type="float">
            <text:p>79.94</text:p>
          </table:table-cell>
          <table:table-cell/>
          <table:table-cell office:value-type="float" office:value="2.03145710341389" calcext:value-type="float">
            <text:p>2.0314571034</text:p>
          </table:table-cell>
          <table:table-cell office:value-type="float" office:value="0.507742497579945" calcext:value-type="float">
            <text:p>0.5077424976</text:p>
          </table:table-cell>
          <table:table-cell/>
          <table:table-cell office:value-type="float" office:value="1.09545454545455" calcext:value-type="float">
            <text:p>1.0954545455</text:p>
          </table:table-cell>
          <table:table-cell office:value-type="float" office:value="1.17575681761321" calcext:value-type="float">
            <text:p>1.1757568176</text:p>
          </table:table-cell>
          <table:table-cell/>
          <table:table-cell office:value-type="float" office:value="1.17575681761321" calcext:value-type="float">
            <text:p>1.1757568176</text:p>
          </table:table-cell>
          <table:table-cell office:value-type="float" office:value="1.17575681761321" calcext:value-type="float">
            <text:p>1.1757568176</text:p>
          </table:table-cell>
          <table:table-cell/>
          <table:table-cell office:value-type="float" office:value="0.978868242806229" calcext:value-type="float">
            <text:p>0.9788682428</text:p>
          </table:table-cell>
          <table:table-cell office:value-type="float" office:value="1.07230566598319" calcext:value-type="float">
            <text:p>1.072305666</text:p>
          </table:table-cell>
          <table:table-cell office:value-type="float" office:value="1.15091101002449" calcext:value-type="float">
            <text:p>1.15091101</text:p>
          </table:table-cell>
        </table:table-row>
        <table:table-row table:style-name="ro1">
          <table:table-cell office:value-type="string" calcext:value-type="string">
            <text:p>e239-r0028-s00-c01.xtc</text:p>
          </table:table-cell>
          <table:table-cell office:value-type="float" office:value="56238472" calcext:value-type="float">
            <text:p>56238472</text:p>
          </table:table-cell>
          <table:table-cell office:value-type="float" office:value="27735592" calcext:value-type="float">
            <text:p>27735592</text:p>
          </table:table-cell>
          <table:table-cell office:value-type="float" office:value="55.74" calcext:value-type="float">
            <text:p>55.74</text:p>
          </table:table-cell>
          <table:table-cell office:value-type="float" office:value="51.16" calcext:value-type="float">
            <text:p>51.16</text:p>
          </table:table-cell>
          <table:table-cell office:value-type="float" office:value="47.91" calcext:value-type="float">
            <text:p>47.91</text:p>
          </table:table-cell>
          <table:table-cell/>
          <table:table-cell office:value-type="float" office:value="2.02766438156431" calcext:value-type="float">
            <text:p>2.0276643816</text:p>
          </table:table-cell>
          <table:table-cell office:value-type="float" office:value="0.50682173583948" calcext:value-type="float">
            <text:p>0.5068217358</text:p>
          </table:table-cell>
          <table:table-cell/>
          <table:table-cell office:value-type="float" office:value="1.08952306489445" calcext:value-type="float">
            <text:p>1.0895230649</text:p>
          </table:table-cell>
          <table:table-cell office:value-type="float" office:value="1.16343143393864" calcext:value-type="float">
            <text:p>1.1634314339</text:p>
          </table:table-cell>
          <table:table-cell/>
          <table:table-cell office:value-type="float" office:value="1.16343143393864" calcext:value-type="float">
            <text:p>1.1634314339</text:p>
          </table:table-cell>
          <table:table-cell office:value-type="float" office:value="1.16343143393864" calcext:value-type="float">
            <text:p>1.1634314339</text:p>
          </table:table-cell>
          <table:table-cell/>
          <table:table-cell office:value-type="float" office:value="0.96220284069487" calcext:value-type="float">
            <text:p>0.9622028407</text:p>
          </table:table-cell>
          <table:table-cell office:value-type="float" office:value="1.04834218804402" calcext:value-type="float">
            <text:p>1.048342188</text:p>
          </table:table-cell>
          <table:table-cell office:value-type="float" office:value="1.11945703068946" calcext:value-type="float">
            <text:p>1.1194570307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Note, old compress gets this:</text:p>
          </table:table-cell>
          <table:table-cell office:value-type="float" office:value="2556552" calcext:value-type="float">
            <text:p>2556552</text:p>
          </table:table-cell>
          <table:table-cell table:number-columns-repeated="10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Software:</text:p>
          </table:table-cell>
          <table:table-cell office:value-type="string" calcext:value-type="string">
            <text:p>(compress_comparison_results_id30.software.txt)</text:p>
          </table:table-cell>
          <table:table-cell table:number-columns-repeated="5"/>
          <table:table-cell table:style-name="ce1" office:value-type="string" calcext:value-type="string">
            <text:p>Time sw/hw: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ompression rat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sw/hw ratio - disk</text:p>
          </table:table-cell>
          <table:table-cell office:value-type="string" calcext:value-type="string">
            <text:p>sw/hw ratio - RAM</text:p>
          </table:table-cell>
          <table:table-cell office:value-type="string" calcext:value-type="string">
            <text:p>sw/hw ratio - RAM/null</text:p>
          </table:table-cell>
          <table:table-cell/>
          <table:table-cell office:value-type="string" calcext:value-type="string">
            <text:p>Compres ratio</text:p>
          </table:table-cell>
          <table:table-cell office:value-type="string" calcext:value-type="string">
            <text:p>Storage saving:</text:p>
          </table:table-cell>
          <table:table-cell table:style-name="ce1" office:value-type="string" calcext:value-type="string">
            <text:p>Saving sw/hw:</text:p>
          </table:table-cell>
          <table:table-cell table:number-columns-repeated="4"/>
        </table:table-row>
        <table:table-row table:style-name="ro1">
          <table:table-cell table:style-name="ce2" table:number-matrix-columns-spanned="1" table:number-matrix-rows-spanned="12" table:formula="of:=[.C18:.C29]/[.E18:.E29]/1024" office:value-type="float" office:value="8.81837419085668" calcext:value-type="float">
            <text:p>8.8183741909</text:p>
          </table:table-cell>
          <table:table-cell office:value-type="string" calcext:value-type="string">
            <text:p>e239-r0027-s00-c00.xtc</text:p>
          </table:table-cell>
          <table:table-cell office:value-type="float" office:value="4463988" calcext:value-type="float">
            <text:p>4463988</text:p>
          </table:table-cell>
          <table:table-cell office:value-type="float" office:value="2311084" calcext:value-type="float">
            <text:p>2311084</text:p>
          </table:table-cell>
          <table:table-cell office:value-type="float" office:value="494.35" calcext:value-type="float">
            <text:p>494.35</text:p>
          </table:table-cell>
          <table:table-cell office:value-type="float" office:value="494.19" calcext:value-type="float">
            <text:p>494.19</text:p>
          </table:table-cell>
          <table:table-cell office:value-type="float" office:value="483.18" calcext:value-type="float">
            <text:p>483.18</text:p>
          </table:table-cell>
          <table:table-cell/>
          <table:table-cell table:style-name="ce2" table:number-matrix-columns-spanned="1" table:number-matrix-rows-spanned="12" table:formula="of:=[.E18:.E29]/[.D2:.D13]" office:value-type="float" office:value="111.591422121896" calcext:value-type="float">
            <text:p>111.5914221219</text:p>
          </table:table-cell>
          <table:table-cell table:style-name="ce2" table:number-matrix-columns-spanned="1" table:number-matrix-rows-spanned="12" table:formula="of:=[.F18:.F29]/[.E2:.E13]" office:value-type="float" office:value="124.168341708543" calcext:value-type="float">
            <text:p>124.1683417085</text:p>
          </table:table-cell>
          <table:table-cell table:style-name="ce2" table:number-matrix-columns-spanned="1" table:number-matrix-rows-spanned="12" table:formula="of:=[.G18:.G29]/[.F2:.F13]" office:value-type="float" office:value="130.943089430894" calcext:value-type="float">
            <text:p>130.9430894309</text:p>
          </table:table-cell>
          <table:table-cell/>
          <table:table-cell table:number-matrix-columns-spanned="1" table:number-matrix-rows-spanned="12" table:formula="of:=[.C18:.C29]/[.D18:.D29]" office:value-type="float" office:value="1.93155592786762" calcext:value-type="float">
            <text:p>1.9315559279</text:p>
          </table:table-cell>
          <table:table-cell table:number-matrix-columns-spanned="1" table:number-matrix-rows-spanned="12" table:formula="of:=1-1/[.M18:.M29]" office:value-type="float" office:value="0.482282658465928" calcext:value-type="float">
            <text:p>0.4822826585</text:p>
          </table:table-cell>
          <table:table-cell table:number-matrix-columns-spanned="1" table:number-matrix-rows-spanned="12" table:formula="of:=[.N18:.N29]/[.I2:.I13]" office:value-type="float" office:value="1.17332653176897" calcext:value-type="float">
            <text:p>1.1733265318</text:p>
          </table:table-cell>
          <table:table-cell table:number-columns-repeated="4"/>
        </table:table-row>
        <table:table-row table:style-name="ro1">
          <table:table-cell office:value-type="float" office:value="8.84682864122494" calcext:value-type="float">
            <text:p>8.8468286412</text:p>
          </table:table-cell>
          <table:table-cell office:value-type="string" calcext:value-type="string">
            <text:p>e239-r0027-s01-c00.xtc</text:p>
          </table:table-cell>
          <table:table-cell office:value-type="float" office:value="4463988" calcext:value-type="float">
            <text:p>4463988</text:p>
          </table:table-cell>
          <table:table-cell office:value-type="float" office:value="2309164" calcext:value-type="float">
            <text:p>2309164</text:p>
          </table:table-cell>
          <table:table-cell office:value-type="float" office:value="492.76" calcext:value-type="float">
            <text:p>492.76</text:p>
          </table:table-cell>
          <table:table-cell office:value-type="float" office:value="495.25" calcext:value-type="float">
            <text:p>495.25</text:p>
          </table:table-cell>
          <table:table-cell office:value-type="float" office:value="483.56" calcext:value-type="float">
            <text:p>483.56</text:p>
          </table:table-cell>
          <table:table-cell/>
          <table:table-cell office:value-type="float" office:value="113.018348623853" calcext:value-type="float">
            <text:p>113.0183486239</text:p>
          </table:table-cell>
          <table:table-cell office:value-type="float" office:value="124.434673366834" calcext:value-type="float">
            <text:p>124.4346733668</text:p>
          </table:table-cell>
          <table:table-cell office:value-type="float" office:value="131.046070460705" calcext:value-type="float">
            <text:p>131.0460704607</text:p>
          </table:table-cell>
          <table:table-cell/>
          <table:table-cell office:value-type="float" office:value="1.93316195818054" calcext:value-type="float">
            <text:p>1.9331619582</text:p>
          </table:table-cell>
          <table:table-cell office:value-type="float" office:value="0.482712767149016" calcext:value-type="float">
            <text:p>0.4827127671</text:p>
          </table:table-cell>
          <table:table-cell office:value-type="float" office:value="1.17230288469908" calcext:value-type="float">
            <text:p>1.1723028847</text:p>
          </table:table-cell>
          <table:table-cell table:number-columns-repeated="4"/>
        </table:table-row>
        <table:table-row table:style-name="ro1">
          <table:table-cell office:value-type="float" office:value="8.74934928499749" calcext:value-type="float">
            <text:p>8.749349285</text:p>
          </table:table-cell>
          <table:table-cell office:value-type="string" calcext:value-type="string">
            <text:p>e239-r0027-s02-c00.xtc</text:p>
          </table:table-cell>
          <table:table-cell office:value-type="float" office:value="4463988" calcext:value-type="float">
            <text:p>4463988</text:p>
          </table:table-cell>
          <table:table-cell office:value-type="float" office:value="2309360" calcext:value-type="float">
            <text:p>2309360</text:p>
          </table:table-cell>
          <table:table-cell office:value-type="float" office:value="498.25" calcext:value-type="float">
            <text:p>498.25</text:p>
          </table:table-cell>
          <table:table-cell office:value-type="float" office:value="497.18" calcext:value-type="float">
            <text:p>497.18</text:p>
          </table:table-cell>
          <table:table-cell office:value-type="float" office:value="483.27" calcext:value-type="float">
            <text:p>483.27</text:p>
          </table:table-cell>
          <table:table-cell/>
          <table:table-cell office:value-type="float" office:value="112.471783295711" calcext:value-type="float">
            <text:p>112.4717832957</text:p>
          </table:table-cell>
          <table:table-cell office:value-type="float" office:value="124.91959798995" calcext:value-type="float">
            <text:p>124.91959799</text:p>
          </table:table-cell>
          <table:table-cell office:value-type="float" office:value="130.613513513514" calcext:value-type="float">
            <text:p>130.6135135135</text:p>
          </table:table-cell>
          <table:table-cell/>
          <table:table-cell office:value-type="float" office:value="1.93299788686043" calcext:value-type="float">
            <text:p>1.9329978869</text:p>
          </table:table-cell>
          <table:table-cell office:value-type="float" office:value="0.48266886022095" calcext:value-type="float">
            <text:p>0.4826688602</text:p>
          </table:table-cell>
          <table:table-cell office:value-type="float" office:value="1.17280112172893" calcext:value-type="float">
            <text:p>1.1728011217</text:p>
          </table:table-cell>
          <table:table-cell table:number-columns-repeated="4"/>
        </table:table-row>
        <table:table-row table:style-name="ro1">
          <table:table-cell office:value-type="float" office:value="8.80772845393077" calcext:value-type="float">
            <text:p>8.8077284539</text:p>
          </table:table-cell>
          <table:table-cell office:value-type="string" calcext:value-type="string">
            <text:p>e239-r0027-s03-c00.xtc</text:p>
          </table:table-cell>
          <table:table-cell office:value-type="float" office:value="4468520" calcext:value-type="float">
            <text:p>4468520</text:p>
          </table:table-cell>
          <table:table-cell office:value-type="float" office:value="2310864" calcext:value-type="float">
            <text:p>2310864</text:p>
          </table:table-cell>
          <table:table-cell office:value-type="float" office:value="495.45" calcext:value-type="float">
            <text:p>495.45</text:p>
          </table:table-cell>
          <table:table-cell office:value-type="float" office:value="498.62" calcext:value-type="float">
            <text:p>498.62</text:p>
          </table:table-cell>
          <table:table-cell office:value-type="float" office:value="518.6" calcext:value-type="float">
            <text:p>518.6</text:p>
          </table:table-cell>
          <table:table-cell/>
          <table:table-cell office:value-type="float" office:value="111.087443946188" calcext:value-type="float">
            <text:p>111.0874439462</text:p>
          </table:table-cell>
          <table:table-cell office:value-type="float" office:value="125.281407035176" calcext:value-type="float">
            <text:p>125.2814070352</text:p>
          </table:table-cell>
          <table:table-cell office:value-type="float" office:value="140.162162162162" calcext:value-type="float">
            <text:p>140.1621621622</text:p>
          </table:table-cell>
          <table:table-cell/>
          <table:table-cell office:value-type="float" office:value="1.93370098802872" calcext:value-type="float">
            <text:p>1.933700988</text:p>
          </table:table-cell>
          <table:table-cell office:value-type="float" office:value="0.482856963826949" calcext:value-type="float">
            <text:p>0.4828569638</text:p>
          </table:table-cell>
          <table:table-cell office:value-type="float" office:value="1.17198689425016" calcext:value-type="float">
            <text:p>1.1719868943</text:p>
          </table:table-cell>
          <table:table-cell table:number-columns-repeated="4"/>
        </table:table-row>
        <table:table-row table:style-name="ro1">
          <table:table-cell office:value-type="float" office:value="8.85337847102318" calcext:value-type="float">
            <text:p>8.853378471</text:p>
          </table:table-cell>
          <table:table-cell office:value-type="string" calcext:value-type="string">
            <text:p>e239-r0027-s04-c00.xtc</text:p>
          </table:table-cell>
          <table:table-cell office:value-type="float" office:value="4463032" calcext:value-type="float">
            <text:p>4463032</text:p>
          </table:table-cell>
          <table:table-cell office:value-type="float" office:value="2308724" calcext:value-type="float">
            <text:p>2308724</text:p>
          </table:table-cell>
          <table:table-cell office:value-type="float" office:value="492.29" calcext:value-type="float">
            <text:p>492.29</text:p>
          </table:table-cell>
          <table:table-cell office:value-type="float" office:value="497.5" calcext:value-type="float">
            <text:p>497.5</text:p>
          </table:table-cell>
          <table:table-cell office:value-type="float" office:value="483.03" calcext:value-type="float">
            <text:p>483.03</text:p>
          </table:table-cell>
          <table:table-cell/>
          <table:table-cell office:value-type="float" office:value="111.126410835214" calcext:value-type="float">
            <text:p>111.1264108352</text:p>
          </table:table-cell>
          <table:table-cell office:value-type="float" office:value="125" calcext:value-type="float">
            <text:p>125</text:p>
          </table:table-cell>
          <table:table-cell office:value-type="float" office:value="130.90243902439" calcext:value-type="float">
            <text:p>130.9024390244</text:p>
          </table:table-cell>
          <table:table-cell/>
          <table:table-cell office:value-type="float" office:value="1.93311630147216" calcext:value-type="float">
            <text:p>1.9331163015</text:p>
          </table:table-cell>
          <table:table-cell office:value-type="float" office:value="0.48270054976079" calcext:value-type="float">
            <text:p>0.4827005498</text:p>
          </table:table-cell>
          <table:table-cell office:value-type="float" office:value="1.1724125170068" calcext:value-type="float">
            <text:p>1.172412517</text:p>
          </table:table-cell>
          <table:table-cell table:number-columns-repeated="4"/>
        </table:table-row>
        <table:table-row table:style-name="ro1">
          <table:table-cell office:value-type="float" office:value="8.5641358969843" calcext:value-type="float">
            <text:p>8.564135897</text:p>
          </table:table-cell>
          <table:table-cell office:value-type="string" calcext:value-type="string">
            <text:p>e239-r0028-s00-c00.xtc</text:p>
          </table:table-cell>
          <table:table-cell office:value-type="float" office:value="96473004" calcext:value-type="float">
            <text:p>96473004</text:p>
          </table:table-cell>
          <table:table-cell office:value-type="float" office:value="41498464" calcext:value-type="float">
            <text:p>41498464</text:p>
          </table:table-cell>
          <table:table-cell office:value-type="float" office:value="11000.75" calcext:value-type="float">
            <text:p>11000.75</text:p>
          </table:table-cell>
          <table:table-cell office:value-type="float" office:value="11025" calcext:value-type="float">
            <text:p>11025</text:p>
          </table:table-cell>
          <table:table-cell office:value-type="float" office:value="10731.01" calcext:value-type="float">
            <text:p>10731.01</text:p>
          </table:table-cell>
          <table:table-cell/>
          <table:table-cell office:value-type="float" office:value="117.041706564528" calcext:value-type="float">
            <text:p>117.0417065645</text:p>
          </table:table-cell>
          <table:table-cell office:value-type="float" office:value="128.496503496504" calcext:value-type="float">
            <text:p>128.4965034965</text:p>
          </table:table-cell>
          <table:table-cell office:value-type="float" office:value="134.238303727796" calcext:value-type="float">
            <text:p>134.2383037278</text:p>
          </table:table-cell>
          <table:table-cell/>
          <table:table-cell office:value-type="float" office:value="2.32473674206351" calcext:value-type="float">
            <text:p>2.3247367421</text:p>
          </table:table-cell>
          <table:table-cell office:value-type="float" office:value="0.569843766863526" calcext:value-type="float">
            <text:p>0.5698437669</text:p>
          </table:table-cell>
          <table:table-cell office:value-type="float" office:value="1.12230859063319" calcext:value-type="float">
            <text:p>1.1223085906</text:p>
          </table:table-cell>
          <table:table-cell table:number-columns-repeated="4"/>
        </table:table-row>
        <table:table-row table:style-name="ro1">
          <table:table-cell office:value-type="float" office:value="8.60012258260257" calcext:value-type="float">
            <text:p>8.6001225826</text:p>
          </table:table-cell>
          <table:table-cell office:value-type="string" calcext:value-type="string">
            <text:p>e239-r0028-s00-c01.xtc</text:p>
          </table:table-cell>
          <table:table-cell office:value-type="float" office:value="56238472" calcext:value-type="float">
            <text:p>56238472</text:p>
          </table:table-cell>
          <table:table-cell office:value-type="float" office:value="24217996" calcext:value-type="float">
            <text:p>24217996</text:p>
          </table:table-cell>
          <table:table-cell office:value-type="float" office:value="6386" calcext:value-type="float">
            <text:p>6386</text:p>
          </table:table-cell>
          <table:table-cell office:value-type="float" office:value="6418.67" calcext:value-type="float">
            <text:p>6418.67</text:p>
          </table:table-cell>
          <table:table-cell office:value-type="float" office:value="6234.8" calcext:value-type="float">
            <text:p>6234.8</text:p>
          </table:table-cell>
          <table:table-cell/>
          <table:table-cell office:value-type="float" office:value="114.567635450305" calcext:value-type="float">
            <text:p>114.5676354503</text:p>
          </table:table-cell>
          <table:table-cell office:value-type="float" office:value="125.462666145426" calcext:value-type="float">
            <text:p>125.4626661454</text:p>
          </table:table-cell>
          <table:table-cell office:value-type="float" office:value="130.135671049885" calcext:value-type="float">
            <text:p>130.1356710499</text:p>
          </table:table-cell>
          <table:table-cell/>
          <table:table-cell office:value-type="float" office:value="2.32217694643273" calcext:value-type="float">
            <text:p>2.3221769464</text:p>
          </table:table-cell>
          <table:table-cell office:value-type="float" office:value="0.569369594536637" calcext:value-type="float">
            <text:p>0.5693695945</text:p>
          </table:table-cell>
          <table:table-cell office:value-type="float" office:value="1.12341194995032" calcext:value-type="float">
            <text:p>1.12341195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llel (2):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Elapsed: </text:p>
          </table:table-cell>
          <table:table-cell/>
          <table:table-cell office:value-type="string" calcext:value-type="string">
            <text:p>Aggregated rate (GB/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239-r0027-s00-c00.xtc</text:p>
          </table:table-cell>
          <table:table-cell office:value-type="float" office:value="4.98" calcext:value-type="float">
            <text:p>4.98</text:p>
          </table:table-cell>
          <table:table-cell/>
          <table:table-cell table:formula="of:=2*[.B2]/[.B40]/1024/1024" office:value-type="float" office:value="1.70971514230751" calcext:value-type="float">
            <text:p>1.70971514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97" calcext:value-type="float">
            <text:p>4.97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e239-r0028-s00-c00.xtc</text:p>
          </table:table-cell>
          <table:table-cell table:number-columns-repeated="2" office:value-type="float" office:value="424.74" calcext:value-type="float">
            <text:p>424.74</text:p>
          </table:table-cell>
          <table:table-cell table:formula="of:=2*[.B7]/[.B45]/1024/1024" office:value-type="float" office:value="0.433224213125006" calcext:value-type="float">
            <text:p>0.4332242131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07.57" calcext:value-type="float">
            <text:p>107.57</text:p>
          </table:table-cell>
          <table:table-cell table:formula="of:=2*[.B7]/[.B46]/1024/1024" office:value-type="float" office:value="1.7105852215554" calcext:value-type="float">
            <text:p>1.71058522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7.95" calcext:value-type="float">
            <text:p>107.95</text:p>
          </table:table-cell>
          <table:table-cell office:value-type="float" office:value="107.94" calcext:value-type="float">
            <text:p>107.9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239-r0028-s00-c01.xtc</text:p>
          </table:table-cell>
          <table:table-cell office:value-type="float" office:value="258.16" calcext:value-type="float">
            <text:p>258.16</text:p>
          </table:table-cell>
          <table:table-cell office:value-type="float" office:value="251.1" calcext:value-type="float">
            <text:p>251.1</text:p>
          </table:table-cell>
          <table:table-cell table:style-name="ce2" table:number-matrix-columns-spanned="1" table:number-matrix-rows-spanned="1" table:formula="of:=2*[.B8]/[.B49]/1024/1024" office:value-type="float" office:value="0.415503457858166" calcext:value-type="float">
            <text:p>0.4155034579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62.78" calcext:value-type="float">
            <text:p>62.78</text:p>
          </table:table-cell>
          <table:table-cell table:formula="of:=2*[.B8]/[.B50]/1024/1024" office:value-type="float" office:value="1.70860740173087" calcext:value-type="float">
            <text:p>1.7086074017</text:p>
          </table:table-cell>
          <table:table-cell table:number-columns-repeated="15"/>
        </table:table-row>
      </table:table>
      <table:table table:name="cxidb30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Compression ratio</text:p>
          </table:table-cell>
          <table:table-cell office:value-type="string" calcext:value-type="string">
            <text:p>Storage saving:</text:p>
          </table:table-cell>
          <table:table-cell/>
          <table:table-cell office:value-type="string" calcext:value-type="string">
            <text:p>ratio disk I/O / RAM I/o</text:p>
          </table:table-cell>
          <table:table-cell office:value-type="string" calcext:value-type="string">
            <text:p>ratio disk I/O / no write</text:p>
          </table:table-cell>
          <table:table-cell/>
          <table:table-cell office:value-type="string" calcext:value-type="string">
            <text:p>rate disk (GB/s)</text:p>
          </table:table-cell>
          <table:table-cell office:value-type="string" calcext:value-type="string">
            <text:p>rate ram</text:p>
          </table:table-cell>
          <table:table-cell office:value-type="string" calcext:value-type="string">
            <text:p>rate null</text:p>
          </table:table-cell>
        </table:table-row>
        <table:table-row table:style-name="ro1">
          <table:table-cell office:value-type="string" calcext:value-type="string">
            <text:p>e41-r0073-s00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709536" calcext:value-type="float">
            <text:p>709536</text:p>
          </table:table-cell>
          <table:table-cell office:value-type="float" office:value="1.14" calcext:value-type="float">
            <text:p>1.14</text:p>
          </table:table-cell>
          <table:table-cell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/>
          <table:table-cell table:style-name="ce2" table:number-matrix-columns-spanned="1" table:number-matrix-rows-spanned="12" table:formula="of:=[.B2:.B13]/[.C2:.C13]" office:value-type="float" office:value="1.49265999188202" calcext:value-type="float">
            <text:p>1.4926599919</text:p>
          </table:table-cell>
          <table:table-cell table:number-matrix-columns-spanned="1" table:number-matrix-rows-spanned="12" table:formula="of:=1-1/[.H2:.H13]" office:value-type="float" office:value="0.330055065829727" calcext:value-type="float">
            <text:p>0.3300550658</text:p>
          </table:table-cell>
          <table:table-cell/>
          <table:table-cell table:number-matrix-columns-spanned="1" table:number-matrix-rows-spanned="12" table:formula="of:=[.D2:.D13]/[.E2:.E13]" office:value-type="float" office:value="1.08571428571429" calcext:value-type="float">
            <text:p>1.0857142857</text:p>
          </table:table-cell>
          <table:table-cell table:number-matrix-columns-spanned="1" table:number-matrix-rows-spanned="12" table:formula="of:=[.D2:.D13]/[.F2:.F13]" office:value-type="float" office:value="1.1875" calcext:value-type="float">
            <text:p>1.1875</text:p>
          </table:table-cell>
          <table:table-cell/>
          <table:table-cell table:style-name="ce2" table:number-matrix-columns-spanned="1" table:number-matrix-rows-spanned="12" table:formula="of:=[.B2:.B13]/[.D2:.D13] /1024/1024" office:value-type="float" office:value="0.885993555972451" calcext:value-type="float">
            <text:p>0.885993556</text:p>
          </table:table-cell>
          <table:table-cell table:style-name="ce2" table:number-matrix-columns-spanned="1" table:number-matrix-rows-spanned="12" table:formula="of:=[.B2:.B13]/[.E2:.E13] /1024/1024" office:value-type="float" office:value="0.961935860770089" calcext:value-type="float">
            <text:p>0.9619358608</text:p>
          </table:table-cell>
          <table:table-cell table:style-name="ce3" table:number-matrix-columns-spanned="1" table:number-matrix-rows-spanned="12" table:formula="of:=[.B2:.B13]/[.F2:.F13] /1024/1024" office:value-type="float" office:value="1.05211734771729" calcext:value-type="float">
            <text:p>1.0521173477</text:p>
          </table:table-cell>
        </table:table-row>
        <table:table-row table:style-name="ro1">
          <table:table-cell office:value-type="string" calcext:value-type="string">
            <text:p>e41-r0073-s01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709472" calcext:value-type="float">
            <text:p>709472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.492794641649" calcext:value-type="float">
            <text:p>1.4927946416</text:p>
          </table:table-cell>
          <table:table-cell office:value-type="float" office:value="0.330115494723802" calcext:value-type="float">
            <text:p>0.3301154947</text:p>
          </table:table-cell>
          <table:table-cell/>
          <table:table-cell office:value-type="float" office:value="1.07619047619048" calcext:value-type="float">
            <text:p>1.0761904762</text:p>
          </table:table-cell>
          <table:table-cell office:value-type="float" office:value="1.17708333333333" calcext:value-type="float">
            <text:p>1.1770833333</text:p>
          </table:table-cell>
          <table:table-cell/>
          <table:table-cell office:value-type="float" office:value="0.89383420691026" calcext:value-type="float">
            <text:p>0.8938342069</text:p>
          </table:table-cell>
          <table:table-cell office:value-type="float" office:value="0.961935860770089" calcext:value-type="float">
            <text:p>0.9619358608</text:p>
          </table:table-cell>
          <table:table-cell office:value-type="float" office:value="1.05211734771729" calcext:value-type="float">
            <text:p>1.0521173477</text:p>
          </table:table-cell>
        </table:table-row>
        <table:table-row table:style-name="ro1">
          <table:table-cell office:value-type="string" calcext:value-type="string">
            <text:p>e41-r0073-s02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709612" calcext:value-type="float">
            <text:p>709612</text:p>
          </table:table-cell>
          <table:table-cell office:value-type="float" office:value="1.12" calcext:value-type="float">
            <text:p>1.12</text:p>
          </table:table-cell>
          <table:table-cell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.49250012682987" calcext:value-type="float">
            <text:p>1.4925001268</text:p>
          </table:table-cell>
          <table:table-cell office:value-type="float" office:value="0.329983306518012" calcext:value-type="float">
            <text:p>0.3299833065</text:p>
          </table:table-cell>
          <table:table-cell/>
          <table:table-cell office:value-type="float" office:value="1.06666666666667" calcext:value-type="float">
            <text:p>1.0666666667</text:p>
          </table:table-cell>
          <table:table-cell office:value-type="float" office:value="1.16666666666667" calcext:value-type="float">
            <text:p>1.1666666667</text:p>
          </table:table-cell>
          <table:table-cell/>
          <table:table-cell office:value-type="float" office:value="0.901814869471959" calcext:value-type="float">
            <text:p>0.9018148695</text:p>
          </table:table-cell>
          <table:table-cell office:value-type="float" office:value="0.961935860770089" calcext:value-type="float">
            <text:p>0.9619358608</text:p>
          </table:table-cell>
          <table:table-cell office:value-type="float" office:value="1.05211734771729" calcext:value-type="float">
            <text:p>1.0521173477</text:p>
          </table:table-cell>
        </table:table-row>
        <table:table-row table:style-name="ro1">
          <table:table-cell office:value-type="string" calcext:value-type="string">
            <text:p>e41-r0080-s00-c00.xtc</text:p>
          </table:table-cell>
          <table:table-cell office:value-type="float" office:value="23217008" calcext:value-type="float">
            <text:p>23217008</text:p>
          </table:table-cell>
          <table:table-cell office:value-type="float" office:value="15747372" calcext:value-type="float">
            <text:p>15747372</text:p>
          </table:table-cell>
          <table:table-cell office:value-type="float" office:value="25.71" calcext:value-type="float">
            <text:p>25.71</text:p>
          </table:table-cell>
          <table:table-cell office:value-type="float" office:value="24.36" calcext:value-type="float">
            <text:p>24.36</text:p>
          </table:table-cell>
          <table:table-cell office:value-type="float" office:value="21.96" calcext:value-type="float">
            <text:p>21.96</text:p>
          </table:table-cell>
          <table:table-cell/>
          <table:table-cell office:value-type="float" office:value="1.47434175048383" calcext:value-type="float">
            <text:p>1.4743417505</text:p>
          </table:table-cell>
          <table:table-cell office:value-type="float" office:value="0.321731206708461" calcext:value-type="float">
            <text:p>0.3217312067</text:p>
          </table:table-cell>
          <table:table-cell/>
          <table:table-cell office:value-type="float" office:value="1.05541871921182" calcext:value-type="float">
            <text:p>1.0554187192</text:p>
          </table:table-cell>
          <table:table-cell office:value-type="float" office:value="1.1707650273224" calcext:value-type="float">
            <text:p>1.1707650273</text:p>
          </table:table-cell>
          <table:table-cell/>
          <table:table-cell office:value-type="float" office:value="0.861200475822576" calcext:value-type="float">
            <text:p>0.8612004758</text:p>
          </table:table-cell>
          <table:table-cell office:value-type="float" office:value="0.908927103177276" calcext:value-type="float">
            <text:p>0.9089271032</text:p>
          </table:table-cell>
          <table:table-cell office:value-type="float" office:value="1.00826339860649" calcext:value-type="float">
            <text:p>1.0082633986</text:p>
          </table:table-cell>
        </table:table-row>
        <table:table-row table:style-name="ro1">
          <table:table-cell office:value-type="string" calcext:value-type="string">
            <text:p>e41-r0080-s01-c00.xtc</text:p>
          </table:table-cell>
          <table:table-cell office:value-type="float" office:value="23221888" calcext:value-type="float">
            <text:p>23221888</text:p>
          </table:table-cell>
          <table:table-cell office:value-type="float" office:value="15750376" calcext:value-type="float">
            <text:p>15750376</text:p>
          </table:table-cell>
          <table:table-cell office:value-type="float" office:value="25.84" calcext:value-type="float">
            <text:p>25.84</text:p>
          </table:table-cell>
          <table:table-cell office:value-type="float" office:value="24.15" calcext:value-type="float">
            <text:p>24.15</text:p>
          </table:table-cell>
          <table:table-cell office:value-type="float" office:value="21.94" calcext:value-type="float">
            <text:p>21.94</text:p>
          </table:table-cell>
          <table:table-cell/>
          <table:table-cell office:value-type="float" office:value="1.47437038963387" calcext:value-type="float">
            <text:p>1.4743703896</text:p>
          </table:table-cell>
          <table:table-cell office:value-type="float" office:value="0.321744381852156" calcext:value-type="float">
            <text:p>0.3217443819</text:p>
          </table:table-cell>
          <table:table-cell/>
          <table:table-cell office:value-type="float" office:value="1.06997929606625" calcext:value-type="float">
            <text:p>1.0699792961</text:p>
          </table:table-cell>
          <table:table-cell office:value-type="float" office:value="1.17775752051048" calcext:value-type="float">
            <text:p>1.1777575205</text:p>
          </table:table-cell>
          <table:table-cell/>
          <table:table-cell office:value-type="float" office:value="0.857047916565886" calcext:value-type="float">
            <text:p>0.8570479166</text:p>
          </table:table-cell>
          <table:table-cell office:value-type="float" office:value="0.917023526462215" calcext:value-type="float">
            <text:p>0.9170235265</text:p>
          </table:table-cell>
          <table:table-cell office:value-type="float" office:value="1.00939462917331" calcext:value-type="float">
            <text:p>1.0093946292</text:p>
          </table:table-cell>
        </table:table-row>
        <table:table-row table:style-name="ro1">
          <table:table-cell office:value-type="string" calcext:value-type="string">
            <text:p>e41-r0081-s00-c00.xtc</text:p>
          </table:table-cell>
          <table:table-cell office:value-type="float" office:value="23509844" calcext:value-type="float">
            <text:p>23509844</text:p>
          </table:table-cell>
          <table:table-cell office:value-type="float" office:value="16003100" calcext:value-type="float">
            <text:p>16003100</text:p>
          </table:table-cell>
          <table:table-cell office:value-type="float" office:value="26.3" calcext:value-type="float">
            <text:p>26.3</text:p>
          </table:table-cell>
          <table:table-cell office:value-type="float" office:value="24.8" calcext:value-type="float">
            <text:p>24.8</text:p>
          </table:table-cell>
          <table:table-cell office:value-type="float" office:value="22.35" calcext:value-type="float">
            <text:p>22.35</text:p>
          </table:table-cell>
          <table:table-cell/>
          <table:table-cell office:value-type="float" office:value="1.46908061563072" calcext:value-type="float">
            <text:p>1.4690806156</text:p>
          </table:table-cell>
          <table:table-cell office:value-type="float" office:value="0.319302161256366" calcext:value-type="float">
            <text:p>0.3193021613</text:p>
          </table:table-cell>
          <table:table-cell/>
          <table:table-cell office:value-type="float" office:value="1.06048387096774" calcext:value-type="float">
            <text:p>1.060483871</text:p>
          </table:table-cell>
          <table:table-cell office:value-type="float" office:value="1.17673378076063" calcext:value-type="float">
            <text:p>1.1767337808</text:p>
          </table:table-cell>
          <table:table-cell/>
          <table:table-cell office:value-type="float" office:value="0.8524994070539" calcext:value-type="float">
            <text:p>0.8524994071</text:p>
          </table:table-cell>
          <table:table-cell office:value-type="float" office:value="0.904061871190225" calcext:value-type="float">
            <text:p>0.9040618712</text:p>
          </table:table-cell>
          <table:table-cell office:value-type="float" office:value="1.00316485035873" calcext:value-type="float">
            <text:p>1.0031648504</text:p>
          </table:table-cell>
        </table:table-row>
        <table:table-row table:style-name="ro1">
          <table:table-cell office:value-type="string" calcext:value-type="string">
            <text:p>e41-r0081-s01-c00.xtc</text:p>
          </table:table-cell>
          <table:table-cell office:value-type="float" office:value="23509844" calcext:value-type="float">
            <text:p>23509844</text:p>
          </table:table-cell>
          <table:table-cell office:value-type="float" office:value="16003072" calcext:value-type="float">
            <text:p>16003072</text:p>
          </table:table-cell>
          <table:table-cell office:value-type="float" office:value="26.13" calcext:value-type="float">
            <text:p>26.13</text:p>
          </table:table-cell>
          <table:table-cell office:value-type="float" office:value="24.71" calcext:value-type="float">
            <text:p>24.71</text:p>
          </table:table-cell>
          <table:table-cell office:value-type="float" office:value="22.32" calcext:value-type="float">
            <text:p>22.32</text:p>
          </table:table-cell>
          <table:table-cell/>
          <table:table-cell office:value-type="float" office:value="1.46908318602828" calcext:value-type="float">
            <text:p>1.469083186</text:p>
          </table:table-cell>
          <table:table-cell office:value-type="float" office:value="0.319303352246829" calcext:value-type="float">
            <text:p>0.3193033522</text:p>
          </table:table-cell>
          <table:table-cell/>
          <table:table-cell office:value-type="float" office:value="1.05746661270741" calcext:value-type="float">
            <text:p>1.0574666127</text:p>
          </table:table-cell>
          <table:table-cell office:value-type="float" office:value="1.17069892473118" calcext:value-type="float">
            <text:p>1.1706989247</text:p>
          </table:table-cell>
          <table:table-cell/>
          <table:table-cell office:value-type="float" office:value="0.858045710123137" calcext:value-type="float">
            <text:p>0.8580457101</text:p>
          </table:table-cell>
          <table:table-cell office:value-type="float" office:value="0.907354690632035" calcext:value-type="float">
            <text:p>0.9073546906</text:p>
          </table:table-cell>
          <table:table-cell office:value-type="float" office:value="1.00451319021136" calcext:value-type="float">
            <text:p>1.0045131902</text:p>
          </table:table-cell>
        </table:table-row>
        <table:table-row table:style-name="ro1">
          <table:table-cell office:value-type="string" calcext:value-type="string">
            <text:p>e41-r0081-s02-c00.xtc</text:p>
          </table:table-cell>
          <table:table-cell office:value-type="float" office:value="23504964" calcext:value-type="float">
            <text:p>23504964</text:p>
          </table:table-cell>
          <table:table-cell office:value-type="float" office:value="15999796" calcext:value-type="float">
            <text:p>15999796</text:p>
          </table:table-cell>
          <table:table-cell office:value-type="float" office:value="26.19" calcext:value-type="float">
            <text:p>26.19</text:p>
          </table:table-cell>
          <table:table-cell office:value-type="float" office:value="24.58" calcext:value-type="float">
            <text:p>24.5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1.469078980757" calcext:value-type="float">
            <text:p>1.4690789808</text:p>
          </table:table-cell>
          <table:table-cell office:value-type="float" office:value="0.319301403737525" calcext:value-type="float">
            <text:p>0.3193014037</text:p>
          </table:table-cell>
          <table:table-cell/>
          <table:table-cell office:value-type="float" office:value="1.06550040683483" calcext:value-type="float">
            <text:p>1.0655004068</text:p>
          </table:table-cell>
          <table:table-cell office:value-type="float" office:value="1.16919642857143" calcext:value-type="float">
            <text:p>1.1691964286</text:p>
          </table:table-cell>
          <table:table-cell/>
          <table:table-cell office:value-type="float" office:value="0.855902270899332" calcext:value-type="float">
            <text:p>0.8559022709</text:p>
          </table:table-cell>
          <table:table-cell office:value-type="float" office:value="0.911964217854089" calcext:value-type="float">
            <text:p>0.9119642179</text:p>
          </table:table-cell>
          <table:table-cell office:value-type="float" office:value="1.00071787834167" calcext:value-type="float">
            <text:p>1.0007178783</text:p>
          </table:table-cell>
        </table:table-row>
        <table:table-row table:style-name="ro1">
          <table:table-cell office:value-type="string" calcext:value-type="string">
            <text:p>e41-r0082-s00-c00.xtc</text:p>
          </table:table-cell>
          <table:table-cell office:value-type="float" office:value="18502352" calcext:value-type="float">
            <text:p>18502352</text:p>
          </table:table-cell>
          <table:table-cell office:value-type="float" office:value="12584048" calcext:value-type="float">
            <text:p>12584048</text:p>
          </table:table-cell>
          <table:table-cell office:value-type="float" office:value="20.56" calcext:value-type="float">
            <text:p>20.56</text:p>
          </table:table-cell>
          <table:table-cell office:value-type="float" office:value="19.78" calcext:value-type="float">
            <text:p>19.78</text:p>
          </table:table-cell>
          <table:table-cell office:value-type="float" office:value="17.56" calcext:value-type="float">
            <text:p>17.56</text:p>
          </table:table-cell>
          <table:table-cell/>
          <table:table-cell office:value-type="float" office:value="1.47030208403528" calcext:value-type="float">
            <text:p>1.470302084</text:p>
          </table:table-cell>
          <table:table-cell office:value-type="float" office:value="0.319867657906411" calcext:value-type="float">
            <text:p>0.3198676579</text:p>
          </table:table-cell>
          <table:table-cell/>
          <table:table-cell office:value-type="float" office:value="1.03943377148635" calcext:value-type="float">
            <text:p>1.0394337715</text:p>
          </table:table-cell>
          <table:table-cell office:value-type="float" office:value="1.17084282460137" calcext:value-type="float">
            <text:p>1.1708428246</text:p>
          </table:table-cell>
          <table:table-cell/>
          <table:table-cell office:value-type="float" office:value="0.858230442388512" calcext:value-type="float">
            <text:p>0.8582304424</text:p>
          </table:table-cell>
          <table:table-cell office:value-type="float" office:value="0.89207370553629" calcext:value-type="float">
            <text:p>0.8920737055</text:p>
          </table:table-cell>
          <table:table-cell office:value-type="float" office:value="1.00485295532505" calcext:value-type="float">
            <text:p>1.0048529553</text:p>
          </table:table-cell>
        </table:table-row>
        <table:table-row table:style-name="ro1">
          <table:table-cell office:value-type="string" calcext:value-type="string">
            <text:p>e41-r0082-s01-c00.xtc</text:p>
          </table:table-cell>
          <table:table-cell office:value-type="float" office:value="18497472" calcext:value-type="float">
            <text:p>18497472</text:p>
          </table:table-cell>
          <table:table-cell office:value-type="float" office:value="12580288" calcext:value-type="float">
            <text:p>12580288</text:p>
          </table:table-cell>
          <table:table-cell office:value-type="float" office:value="20.62" calcext:value-type="float">
            <text:p>20.62</text:p>
          </table:table-cell>
          <table:table-cell office:value-type="float" office:value="19.42" calcext:value-type="float">
            <text:p>19.42</text:p>
          </table:table-cell>
          <table:table-cell office:value-type="float" office:value="17.69" calcext:value-type="float">
            <text:p>17.69</text:p>
          </table:table-cell>
          <table:table-cell/>
          <table:table-cell office:value-type="float" office:value="1.47035361988533" calcext:value-type="float">
            <text:p>1.4703536199</text:p>
          </table:table-cell>
          <table:table-cell office:value-type="float" office:value="0.319891496524498" calcext:value-type="float">
            <text:p>0.3198914965</text:p>
          </table:table-cell>
          <table:table-cell/>
          <table:table-cell office:value-type="float" office:value="1.06179196704428" calcext:value-type="float">
            <text:p>1.061791967</text:p>
          </table:table-cell>
          <table:table-cell office:value-type="float" office:value="1.1656302996043" calcext:value-type="float">
            <text:p>1.1656302996</text:p>
          </table:table-cell>
          <table:table-cell/>
          <table:table-cell office:value-type="float" office:value="0.855507466772248" calcext:value-type="float">
            <text:p>0.8555074668</text:p>
          </table:table-cell>
          <table:table-cell office:value-type="float" office:value="0.908370955965177" calcext:value-type="float">
            <text:p>0.908370956</text:p>
          </table:table-cell>
          <table:table-cell office:value-type="float" office:value="0.997205424807448" calcext:value-type="float">
            <text:p>0.9972054248</text:p>
          </table:table-cell>
        </table:table-row>
        <table:table-row table:style-name="ro1">
          <table:table-cell office:value-type="string" calcext:value-type="string">
            <text:p>e41-r0082-s02-c00.xtc</text:p>
          </table:table-cell>
          <table:table-cell office:value-type="float" office:value="18497472" calcext:value-type="float">
            <text:p>18497472</text:p>
          </table:table-cell>
          <table:table-cell office:value-type="float" office:value="12579928" calcext:value-type="float">
            <text:p>12579928</text:p>
          </table:table-cell>
          <table:table-cell office:value-type="float" office:value="20.73" calcext:value-type="float">
            <text:p>20.73</text:p>
          </table:table-cell>
          <table:table-cell office:value-type="float" office:value="19.51" calcext:value-type="float">
            <text:p>19.51</text:p>
          </table:table-cell>
          <table:table-cell office:value-type="float" office:value="17.57" calcext:value-type="float">
            <text:p>17.57</text:p>
          </table:table-cell>
          <table:table-cell/>
          <table:table-cell office:value-type="float" office:value="1.4703956970183" calcext:value-type="float">
            <text:p>1.470395697</text:p>
          </table:table-cell>
          <table:table-cell office:value-type="float" office:value="0.31991095864343" calcext:value-type="float">
            <text:p>0.3199109586</text:p>
          </table:table-cell>
          <table:table-cell/>
          <table:table-cell office:value-type="float" office:value="1.06253203485392" calcext:value-type="float">
            <text:p>1.0625320349</text:p>
          </table:table-cell>
          <table:table-cell office:value-type="float" office:value="1.17985202048947" calcext:value-type="float">
            <text:p>1.1798520205</text:p>
          </table:table-cell>
          <table:table-cell/>
          <table:table-cell office:value-type="float" office:value="0.850967870952424" calcext:value-type="float">
            <text:p>0.850967871</text:p>
          </table:table-cell>
          <table:table-cell office:value-type="float" office:value="0.904180623518388" calcext:value-type="float">
            <text:p>0.9041806235</text:p>
          </table:table-cell>
          <table:table-cell office:value-type="float" office:value="1.00401616191484" calcext:value-type="float">
            <text:p>1.0040161619</text:p>
          </table:table-cell>
        </table:table-row>
        <table:table-row table:style-name="ro1">
          <table:table-cell office:value-type="string" calcext:value-type="string">
            <text:p>e41-r0083-s00-c00.xtc</text:p>
          </table:table-cell>
          <table:table-cell office:value-type="float" office:value="35619696" calcext:value-type="float">
            <text:p>35619696</text:p>
          </table:table-cell>
          <table:table-cell office:value-type="float" office:value="20565980" calcext:value-type="float">
            <text:p>20565980</text:p>
          </table:table-cell>
          <table:table-cell office:value-type="float" office:value="37.85" calcext:value-type="float">
            <text:p>37.85</text:p>
          </table:table-cell>
          <table:table-cell office:value-type="float" office:value="35.43" calcext:value-type="float">
            <text:p>35.43</text:p>
          </table:table-cell>
          <table:table-cell office:value-type="float" office:value="32.25" calcext:value-type="float">
            <text:p>32.25</text:p>
          </table:table-cell>
          <table:table-cell/>
          <table:table-cell office:value-type="float" office:value="1.73197173195734" calcext:value-type="float">
            <text:p>1.731971732</text:p>
          </table:table-cell>
          <table:table-cell office:value-type="float" office:value="0.422623371069759" calcext:value-type="float">
            <text:p>0.4226233711</text:p>
          </table:table-cell>
          <table:table-cell/>
          <table:table-cell office:value-type="float" office:value="1.06830369743156" calcext:value-type="float">
            <text:p>1.0683036974</text:p>
          </table:table-cell>
          <table:table-cell office:value-type="float" office:value="1.17364341085271" calcext:value-type="float">
            <text:p>1.1736434109</text:p>
          </table:table-cell>
          <table:table-cell/>
          <table:table-cell office:value-type="float" office:value="0.897479239984107" calcext:value-type="float">
            <text:p>0.89747924</text:p>
          </table:table-cell>
          <table:table-cell office:value-type="float" office:value="0.958780390443083" calcext:value-type="float">
            <text:p>0.9587803904</text:p>
          </table:table-cell>
          <table:table-cell office:value-type="float" office:value="1.05332059638445" calcext:value-type="float">
            <text:p>1.0533205964</text:p>
          </table:table-cell>
        </table:table-row>
        <table:table-row table:style-name="ro1">
          <table:table-cell table:number-columns-repeated="4"/>
          <table:table-cell table:formula="of:=SUM([.D2:.D13])+SUM([.E2:.E13])+SUM([.F2:.F13])" office:value-type="float" office:value="652.13" calcext:value-type="float">
            <text:p>652.1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oftware:</text:p>
          </table:table-cell>
          <table:table-cell office:value-type="string" calcext:value-type="string">
            <text:p>(compress_comparison_results_id30.software.txt)</text:p>
          </table:table-cell>
          <table:table-cell table:number-columns-repeated="5"/>
          <table:table-cell table:style-name="ce1" office:value-type="string" calcext:value-type="string">
            <text:p>Time sw/hw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mpression rat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sw/hw ratio - disk</text:p>
          </table:table-cell>
          <table:table-cell office:value-type="string" calcext:value-type="string">
            <text:p>sw/hw ratio - RAM</text:p>
          </table:table-cell>
          <table:table-cell office:value-type="string" calcext:value-type="string">
            <text:p>sw/hw ratio - RAM/null</text:p>
          </table:table-cell>
          <table:table-cell/>
          <table:table-cell office:value-type="string" calcext:value-type="string">
            <text:p>Compres ratio</text:p>
          </table:table-cell>
          <table:table-cell office:value-type="string" calcext:value-type="string">
            <text:p>Storage saving:</text:p>
          </table:table-cell>
          <table:table-cell table:style-name="ce1" office:value-type="string" calcext:value-type="string">
            <text:p>Saving sw/hw:</text:p>
          </table:table-cell>
          <table:table-cell/>
        </table:table-row>
        <table:table-row table:style-name="ro1">
          <table:table-cell table:style-name="ce2" table:number-matrix-columns-spanned="1" table:number-matrix-rows-spanned="12" table:formula="of:=[.C18:.C29]/[.E18:.E29]/1024" office:value-type="float" office:value="9.91538143514524" calcext:value-type="float">
            <text:p>9.9153814351</text:p>
          </table:table-cell>
          <table:table-cell office:value-type="string" calcext:value-type="string">
            <text:p>e41-r0073-s00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614976" calcext:value-type="float">
            <text:p>614976</text:p>
          </table:table-cell>
          <table:table-cell office:value-type="float" office:value="104.31" calcext:value-type="float">
            <text:p>104.31</text:p>
          </table:table-cell>
          <table:table-cell office:value-type="float" office:value="104.67" calcext:value-type="float">
            <text:p>104.67</text:p>
          </table:table-cell>
          <table:table-cell office:value-type="float" office:value="102.54" calcext:value-type="float">
            <text:p>102.54</text:p>
          </table:table-cell>
          <table:table-cell/>
          <table:table-cell table:style-name="ce2" table:number-matrix-columns-spanned="1" table:number-matrix-rows-spanned="12" table:formula="of:=[.E18:.E29]/[.D2:.D13]" office:value-type="float" office:value="91.5" calcext:value-type="float">
            <text:p>91.5</text:p>
          </table:table-cell>
          <table:table-cell table:style-name="ce2" table:number-matrix-columns-spanned="1" table:number-matrix-rows-spanned="12" table:formula="of:=[.F18:.F29]/[.E2:.E13]" office:value-type="float" office:value="99.6857142857143" calcext:value-type="float">
            <text:p>99.6857142857</text:p>
          </table:table-cell>
          <table:table-cell table:style-name="ce2" table:number-matrix-columns-spanned="1" table:number-matrix-rows-spanned="12" table:formula="of:=[.G18:.G29]/[.F2:.F13]" office:value-type="float" office:value="106.8125" calcext:value-type="float">
            <text:p>106.8125</text:p>
          </table:table-cell>
          <table:table-cell/>
          <table:table-cell table:number-matrix-columns-spanned="1" table:number-matrix-rows-spanned="12" table:formula="of:=[.C18:.C29]/[.D18:.D29]" office:value-type="float" office:value="1.72217452388386" calcext:value-type="float">
            <text:p>1.7221745239</text:p>
          </table:table-cell>
          <table:table-cell table:number-matrix-columns-spanned="1" table:number-matrix-rows-spanned="12" table:formula="of:=1-1/[.M18:.M29]" office:value-type="float" office:value="0.419338756826577" calcext:value-type="float">
            <text:p>0.4193387568</text:p>
          </table:table-cell>
          <table:table-cell table:number-matrix-columns-spanned="1" table:number-matrix-rows-spanned="12" table:formula="of:=[.N18:.N29]/[.I2:.I13]" office:value-type="float" office:value="1.27051150017164" calcext:value-type="float">
            <text:p>1.2705115002</text:p>
          </table:table-cell>
          <table:table-cell/>
        </table:table-row>
        <table:table-row table:style-name="ro1">
          <table:table-cell office:value-type="float" office:value="9.90683369252874" calcext:value-type="float">
            <text:p>9.9068336925</text:p>
          </table:table-cell>
          <table:table-cell office:value-type="string" calcext:value-type="string">
            <text:p>e41-r0073-s01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614964" calcext:value-type="float">
            <text:p>614964</text:p>
          </table:table-cell>
          <table:table-cell office:value-type="float" office:value="104.4" calcext:value-type="float">
            <text:p>104.4</text:p>
          </table:table-cell>
          <table:table-cell office:value-type="float" office:value="104.88" calcext:value-type="float">
            <text:p>104.88</text:p>
          </table:table-cell>
          <table:table-cell office:value-type="float" office:value="102.56" calcext:value-type="float">
            <text:p>102.56</text:p>
          </table:table-cell>
          <table:table-cell/>
          <table:table-cell office:value-type="float" office:value="92.3893805309735" calcext:value-type="float">
            <text:p>92.389380531</text:p>
          </table:table-cell>
          <table:table-cell office:value-type="float" office:value="99.8857142857143" calcext:value-type="float">
            <text:p>99.8857142857</text:p>
          </table:table-cell>
          <table:table-cell office:value-type="float" office:value="106.833333333333" calcext:value-type="float">
            <text:p>106.8333333333</text:p>
          </table:table-cell>
          <table:table-cell/>
          <table:table-cell office:value-type="float" office:value="1.72220812925635" calcext:value-type="float">
            <text:p>1.7222081293</text:p>
          </table:table-cell>
          <table:table-cell office:value-type="float" office:value="0.419350087244216" calcext:value-type="float">
            <text:p>0.4193500872</text:p>
          </table:table-cell>
          <table:table-cell office:value-type="float" office:value="1.27031325080658" calcext:value-type="float">
            <text:p>1.2703132508</text:p>
          </table:table-cell>
          <table:table-cell/>
        </table:table-row>
        <table:table-row table:style-name="ro1">
          <table:table-cell office:value-type="float" office:value="9.63548944941308" calcext:value-type="float">
            <text:p>9.6354894494</text:p>
          </table:table-cell>
          <table:table-cell office:value-type="string" calcext:value-type="string">
            <text:p>e41-r0073-s02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615044" calcext:value-type="float">
            <text:p>615044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5.12" calcext:value-type="float">
            <text:p>105.12</text:p>
          </table:table-cell>
          <table:table-cell office:value-type="float" office:value="102.55" calcext:value-type="float">
            <text:p>102.55</text:p>
          </table:table-cell>
          <table:table-cell/>
          <table:table-cell office:value-type="float" office:value="95.8392857142857" calcext:value-type="float">
            <text:p>95.8392857143</text:p>
          </table:table-cell>
          <table:table-cell office:value-type="float" office:value="100.114285714286" calcext:value-type="float">
            <text:p>100.1142857143</text:p>
          </table:table-cell>
          <table:table-cell office:value-type="float" office:value="106.822916666667" calcext:value-type="float">
            <text:p>106.8229166667</text:p>
          </table:table-cell>
          <table:table-cell/>
          <table:table-cell office:value-type="float" office:value="1.72198411820943" calcext:value-type="float">
            <text:p>1.7219841182</text:p>
          </table:table-cell>
          <table:table-cell office:value-type="float" office:value="0.419274551126621" calcext:value-type="float">
            <text:p>0.4192745511</text:p>
          </table:table-cell>
          <table:table-cell office:value-type="float" office:value="1.27059321742912" calcext:value-type="float">
            <text:p>1.2705932174</text:p>
          </table:table-cell>
          <table:table-cell/>
        </table:table-row>
        <table:table-row table:style-name="ro1">
          <table:table-cell office:value-type="float" office:value="9.75352940101008" calcext:value-type="float">
            <text:p>9.753529401</text:p>
          </table:table-cell>
          <table:table-cell office:value-type="string" calcext:value-type="string">
            <text:p>e41-r0080-s00-c00.xtc</text:p>
          </table:table-cell>
          <table:table-cell office:value-type="float" office:value="23217008" calcext:value-type="float">
            <text:p>23217008</text:p>
          </table:table-cell>
          <table:table-cell office:value-type="float" office:value="13675048" calcext:value-type="float">
            <text:p>13675048</text:p>
          </table:table-cell>
          <table:table-cell office:value-type="float" office:value="2324.58" calcext:value-type="float">
            <text:p>2324.58</text:p>
          </table:table-cell>
          <table:table-cell office:value-type="float" office:value="2313.73" calcext:value-type="float">
            <text:p>2313.73</text:p>
          </table:table-cell>
          <table:table-cell office:value-type="float" office:value="2259.18" calcext:value-type="float">
            <text:p>2259.18</text:p>
          </table:table-cell>
          <table:table-cell/>
          <table:table-cell office:value-type="float" office:value="90.4154025670945" calcext:value-type="float">
            <text:p>90.4154025671</text:p>
          </table:table-cell>
          <table:table-cell office:value-type="float" office:value="94.9807060755337" calcext:value-type="float">
            <text:p>94.9807060755</text:p>
          </table:table-cell>
          <table:table-cell office:value-type="float" office:value="102.877049180328" calcext:value-type="float">
            <text:p>102.8770491803</text:p>
          </table:table-cell>
          <table:table-cell/>
          <table:table-cell office:value-type="float" office:value="1.69776427841423" calcext:value-type="float">
            <text:p>1.6977642784</text:p>
          </table:table-cell>
          <table:table-cell office:value-type="float" office:value="0.410990081064709" calcext:value-type="float">
            <text:p>0.4109900811</text:p>
          </table:table-cell>
          <table:table-cell office:value-type="float" office:value="1.27743306367271" calcext:value-type="float">
            <text:p>1.2774330637</text:p>
          </table:table-cell>
          <table:table-cell/>
        </table:table-row>
        <table:table-row table:style-name="ro1">
          <table:table-cell office:value-type="float" office:value="9.78504517643404" calcext:value-type="float">
            <text:p>9.7850451764</text:p>
          </table:table-cell>
          <table:table-cell office:value-type="string" calcext:value-type="string">
            <text:p>e41-r0080-s01-c00.xtc</text:p>
          </table:table-cell>
          <table:table-cell office:value-type="float" office:value="23221888" calcext:value-type="float">
            <text:p>23221888</text:p>
          </table:table-cell>
          <table:table-cell office:value-type="float" office:value="13677796" calcext:value-type="float">
            <text:p>13677796</text:p>
          </table:table-cell>
          <table:table-cell office:value-type="float" office:value="2317.58" calcext:value-type="float">
            <text:p>2317.58</text:p>
          </table:table-cell>
          <table:table-cell office:value-type="float" office:value="2309.97" calcext:value-type="float">
            <text:p>2309.97</text:p>
          </table:table-cell>
          <table:table-cell office:value-type="float" office:value="2260.6" calcext:value-type="float">
            <text:p>2260.6</text:p>
          </table:table-cell>
          <table:table-cell/>
          <table:table-cell office:value-type="float" office:value="89.6896284829721" calcext:value-type="float">
            <text:p>89.689628483</text:p>
          </table:table-cell>
          <table:table-cell office:value-type="float" office:value="95.6509316770186" calcext:value-type="float">
            <text:p>95.650931677</text:p>
          </table:table-cell>
          <table:table-cell office:value-type="float" office:value="103.035551504102" calcext:value-type="float">
            <text:p>103.0355515041</text:p>
          </table:table-cell>
          <table:table-cell/>
          <table:table-cell office:value-type="float" office:value="1.69777996396495" calcext:value-type="float">
            <text:p>1.697779964</text:p>
          </table:table-cell>
          <table:table-cell office:value-type="float" office:value="0.410995522844654" calcext:value-type="float">
            <text:p>0.4109955228</text:p>
          </table:table-cell>
          <table:table-cell office:value-type="float" office:value="1.27739766729947" calcext:value-type="float">
            <text:p>1.2773976673</text:p>
          </table:table-cell>
          <table:table-cell/>
        </table:table-row>
        <table:table-row table:style-name="ro1">
          <table:table-cell office:value-type="float" office:value="9.78633169988619" calcext:value-type="float">
            <text:p>9.7863316999</text:p>
          </table:table-cell>
          <table:table-cell office:value-type="string" calcext:value-type="string">
            <text:p>e41-r0081-s00-c00.xtc</text:p>
          </table:table-cell>
          <table:table-cell office:value-type="float" office:value="23509844" calcext:value-type="float">
            <text:p>23509844</text:p>
          </table:table-cell>
          <table:table-cell office:value-type="float" office:value="13904856" calcext:value-type="float">
            <text:p>13904856</text:p>
          </table:table-cell>
          <table:table-cell office:value-type="float" office:value="2346.01" calcext:value-type="float">
            <text:p>2346.01</text:p>
          </table:table-cell>
          <table:table-cell office:value-type="float" office:value="2350.88" calcext:value-type="float">
            <text:p>2350.88</text:p>
          </table:table-cell>
          <table:table-cell office:value-type="float" office:value="2291.51" calcext:value-type="float">
            <text:p>2291.51</text:p>
          </table:table-cell>
          <table:table-cell/>
          <table:table-cell office:value-type="float" office:value="89.2019011406844" calcext:value-type="float">
            <text:p>89.2019011407</text:p>
          </table:table-cell>
          <table:table-cell office:value-type="float" office:value="94.7935483870968" calcext:value-type="float">
            <text:p>94.7935483871</text:p>
          </table:table-cell>
          <table:table-cell office:value-type="float" office:value="102.52841163311" calcext:value-type="float">
            <text:p>102.5284116331</text:p>
          </table:table-cell>
          <table:table-cell/>
          <table:table-cell office:value-type="float" office:value="1.69076501043952" calcext:value-type="float">
            <text:p>1.6907650104</text:p>
          </table:table-cell>
          <table:table-cell office:value-type="float" office:value="0.408551753895092" calcext:value-type="float">
            <text:p>0.4085517539</text:p>
          </table:table-cell>
          <table:table-cell office:value-type="float" office:value="1.27951452720381" calcext:value-type="float">
            <text:p>1.2795145272</text:p>
          </table:table-cell>
          <table:table-cell/>
        </table:table-row>
        <table:table-row table:style-name="ro1">
          <table:table-cell office:value-type="float" office:value="9.77978685763637" calcext:value-type="float">
            <text:p>9.7797868576</text:p>
          </table:table-cell>
          <table:table-cell office:value-type="string" calcext:value-type="string">
            <text:p>e41-r0081-s01-c00.xtc</text:p>
          </table:table-cell>
          <table:table-cell office:value-type="float" office:value="23509844" calcext:value-type="float">
            <text:p>23509844</text:p>
          </table:table-cell>
          <table:table-cell office:value-type="float" office:value="13904824" calcext:value-type="float">
            <text:p>13904824</text:p>
          </table:table-cell>
          <table:table-cell office:value-type="float" office:value="2347.58" calcext:value-type="float">
            <text:p>2347.58</text:p>
          </table:table-cell>
          <table:table-cell office:value-type="float" office:value="2355.48" calcext:value-type="float">
            <text:p>2355.48</text:p>
          </table:table-cell>
          <table:table-cell office:value-type="float" office:value="2291.88" calcext:value-type="float">
            <text:p>2291.88</text:p>
          </table:table-cell>
          <table:table-cell/>
          <table:table-cell office:value-type="float" office:value="89.8423268274015" calcext:value-type="float">
            <text:p>89.8423268274</text:p>
          </table:table-cell>
          <table:table-cell office:value-type="float" office:value="95.3249696479158" calcext:value-type="float">
            <text:p>95.3249696479</text:p>
          </table:table-cell>
          <table:table-cell office:value-type="float" office:value="102.682795698925" calcext:value-type="float">
            <text:p>102.6827956989</text:p>
          </table:table-cell>
          <table:table-cell/>
          <table:table-cell office:value-type="float" office:value="1.69076890149778" calcext:value-type="float">
            <text:p>1.6907689015</text:p>
          </table:table-cell>
          <table:table-cell office:value-type="float" office:value="0.40855311502705" calcext:value-type="float">
            <text:p>0.408553115</text:p>
          </table:table-cell>
          <table:table-cell office:value-type="float" office:value="1.27951401747649" calcext:value-type="float">
            <text:p>1.2795140175</text:p>
          </table:table-cell>
          <table:table-cell/>
        </table:table-row>
        <table:table-row table:style-name="ro1">
          <table:table-cell office:value-type="float" office:value="9.77118050973539" calcext:value-type="float">
            <text:p>9.7711805097</text:p>
          </table:table-cell>
          <table:table-cell office:value-type="string" calcext:value-type="string">
            <text:p>e41-r0081-s02-c00.xtc</text:p>
          </table:table-cell>
          <table:table-cell office:value-type="float" office:value="23504964" calcext:value-type="float">
            <text:p>23504964</text:p>
          </table:table-cell>
          <table:table-cell office:value-type="float" office:value="13901792" calcext:value-type="float">
            <text:p>13901792</text:p>
          </table:table-cell>
          <table:table-cell office:value-type="float" office:value="2349.16" calcext:value-type="float">
            <text:p>2349.16</text:p>
          </table:table-cell>
          <table:table-cell office:value-type="float" office:value="2345.29" calcext:value-type="float">
            <text:p>2345.29</text:p>
          </table:table-cell>
          <table:table-cell office:value-type="float" office:value="2293.72" calcext:value-type="float">
            <text:p>2293.72</text:p>
          </table:table-cell>
          <table:table-cell/>
          <table:table-cell office:value-type="float" office:value="89.69683085147" calcext:value-type="float">
            <text:p>89.6968308515</text:p>
          </table:table-cell>
          <table:table-cell office:value-type="float" office:value="95.4145646867372" calcext:value-type="float">
            <text:p>95.4145646867</text:p>
          </table:table-cell>
          <table:table-cell office:value-type="float" office:value="102.398214285714" calcext:value-type="float">
            <text:p>102.3982142857</text:p>
          </table:table-cell>
          <table:table-cell/>
          <table:table-cell office:value-type="float" office:value="1.69078662664497" calcext:value-type="float">
            <text:p>1.6907866266</text:p>
          </table:table-cell>
          <table:table-cell office:value-type="float" office:value="0.408559315385465" calcext:value-type="float">
            <text:p>0.4085593154</text:p>
          </table:table-cell>
          <table:table-cell office:value-type="float" office:value="1.27954124411339" calcext:value-type="float">
            <text:p>1.2795412441</text:p>
          </table:table-cell>
          <table:table-cell/>
        </table:table-row>
        <table:table-row table:style-name="ro1">
          <table:table-cell office:value-type="float" office:value="9.84466602283996" calcext:value-type="float">
            <text:p>9.8446660228</text:p>
          </table:table-cell>
          <table:table-cell office:value-type="string" calcext:value-type="string">
            <text:p>e41-r0082-s00-c00.xtc</text:p>
          </table:table-cell>
          <table:table-cell office:value-type="float" office:value="18502352" calcext:value-type="float">
            <text:p>18502352</text:p>
          </table:table-cell>
          <table:table-cell office:value-type="float" office:value="10932296" calcext:value-type="float">
            <text:p>10932296</text:p>
          </table:table-cell>
          <table:table-cell office:value-type="float" office:value="1835.38" calcext:value-type="float">
            <text:p>1835.38</text:p>
          </table:table-cell>
          <table:table-cell office:value-type="float" office:value="1845.21" calcext:value-type="float">
            <text:p>1845.21</text:p>
          </table:table-cell>
          <table:table-cell office:value-type="float" office:value="1801.56" calcext:value-type="float">
            <text:p>1801.56</text:p>
          </table:table-cell>
          <table:table-cell/>
          <table:table-cell office:value-type="float" office:value="89.2694552529183" calcext:value-type="float">
            <text:p>89.2694552529</text:p>
          </table:table-cell>
          <table:table-cell office:value-type="float" office:value="93.2866531850354" calcext:value-type="float">
            <text:p>93.286653185</text:p>
          </table:table-cell>
          <table:table-cell office:value-type="float" office:value="102.594533029613" calcext:value-type="float">
            <text:p>102.5945330296</text:p>
          </table:table-cell>
          <table:table-cell/>
          <table:table-cell office:value-type="float" office:value="1.69244886892927" calcext:value-type="float">
            <text:p>1.6924488689</text:p>
          </table:table-cell>
          <table:table-cell office:value-type="float" office:value="0.409140200121585" calcext:value-type="float">
            <text:p>0.4091402001</text:p>
          </table:table-cell>
          <table:table-cell office:value-type="float" office:value="1.27909211828254" calcext:value-type="float">
            <text:p>1.2790921183</text:p>
          </table:table-cell>
          <table:table-cell/>
        </table:table-row>
        <table:table-row table:style-name="ro1">
          <table:table-cell office:value-type="float" office:value="9.80494129716175" calcext:value-type="float">
            <text:p>9.8049412972</text:p>
          </table:table-cell>
          <table:table-cell office:value-type="string" calcext:value-type="string">
            <text:p>e41-r0082-s01-c00.xtc</text:p>
          </table:table-cell>
          <table:table-cell office:value-type="float" office:value="18497472" calcext:value-type="float">
            <text:p>18497472</text:p>
          </table:table-cell>
          <table:table-cell office:value-type="float" office:value="10929108" calcext:value-type="float">
            <text:p>10929108</text:p>
          </table:table-cell>
          <table:table-cell office:value-type="float" office:value="1842.33" calcext:value-type="float">
            <text:p>1842.33</text:p>
          </table:table-cell>
          <table:table-cell office:value-type="float" office:value="1842.32" calcext:value-type="float">
            <text:p>1842.32</text:p>
          </table:table-cell>
          <table:table-cell office:value-type="float" office:value="1810.89" calcext:value-type="float">
            <text:p>1810.89</text:p>
          </table:table-cell>
          <table:table-cell/>
          <table:table-cell office:value-type="float" office:value="89.3467507274491" calcext:value-type="float">
            <text:p>89.3467507274</text:p>
          </table:table-cell>
          <table:table-cell office:value-type="float" office:value="94.8671472708548" calcext:value-type="float">
            <text:p>94.8671472709</text:p>
          </table:table-cell>
          <table:table-cell office:value-type="float" office:value="102.368004522329" calcext:value-type="float">
            <text:p>102.3680045223</text:p>
          </table:table-cell>
          <table:table-cell/>
          <table:table-cell office:value-type="float" office:value="1.69249603901801" calcext:value-type="float">
            <text:p>1.692496039</text:p>
          </table:table-cell>
          <table:table-cell office:value-type="float" office:value="0.409156667462451" calcext:value-type="float">
            <text:p>0.4091566675</text:p>
          </table:table-cell>
          <table:table-cell office:value-type="float" office:value="1.27904827701826" calcext:value-type="float">
            <text:p>1.279048277</text:p>
          </table:table-cell>
          <table:table-cell/>
        </table:table-row>
        <table:table-row table:style-name="ro1">
          <table:table-cell office:value-type="float" office:value="9.81197141786302" calcext:value-type="float">
            <text:p>9.8119714179</text:p>
          </table:table-cell>
          <table:table-cell office:value-type="string" calcext:value-type="string">
            <text:p>e41-r0082-s02-c00.xtc</text:p>
          </table:table-cell>
          <table:table-cell office:value-type="float" office:value="18497472" calcext:value-type="float">
            <text:p>18497472</text:p>
          </table:table-cell>
          <table:table-cell office:value-type="float" office:value="10928716" calcext:value-type="float">
            <text:p>10928716</text:p>
          </table:table-cell>
          <table:table-cell office:value-type="float" office:value="1841.01" calcext:value-type="float">
            <text:p>1841.01</text:p>
          </table:table-cell>
          <table:table-cell office:value-type="float" office:value="1851.49" calcext:value-type="float">
            <text:p>1851.49</text:p>
          </table:table-cell>
          <table:table-cell office:value-type="float" office:value="1801.26" calcext:value-type="float">
            <text:p>1801.26</text:p>
          </table:table-cell>
          <table:table-cell/>
          <table:table-cell office:value-type="float" office:value="88.8089725036179" calcext:value-type="float">
            <text:p>88.8089725036</text:p>
          </table:table-cell>
          <table:table-cell office:value-type="float" office:value="94.8995386981035" calcext:value-type="float">
            <text:p>94.8995386981</text:p>
          </table:table-cell>
          <table:table-cell office:value-type="float" office:value="102.51906659078" calcext:value-type="float">
            <text:p>102.5190665908</text:p>
          </table:table-cell>
          <table:table-cell/>
          <table:table-cell office:value-type="float" office:value="1.69255674683101" calcext:value-type="float">
            <text:p>1.6925567468</text:p>
          </table:table-cell>
          <table:table-cell office:value-type="float" office:value="0.40917785954751" calcext:value-type="float">
            <text:p>0.4091778595</text:p>
          </table:table-cell>
          <table:table-cell office:value-type="float" office:value="1.2790367084723" calcext:value-type="float">
            <text:p>1.2790367085</text:p>
          </table:table-cell>
          <table:table-cell/>
        </table:table-row>
        <table:table-row table:style-name="ro1">
          <table:table-cell office:value-type="float" office:value="8.74153972723572" calcext:value-type="float">
            <text:p>8.7415397272</text:p>
          </table:table-cell>
          <table:table-cell office:value-type="string" calcext:value-type="string">
            <text:p>e41-r0083-s00-c00.xtc</text:p>
          </table:table-cell>
          <table:table-cell office:value-type="float" office:value="35619696" calcext:value-type="float">
            <text:p>35619696</text:p>
          </table:table-cell>
          <table:table-cell office:value-type="float" office:value="17970500" calcext:value-type="float">
            <text:p>17970500</text:p>
          </table:table-cell>
          <table:table-cell office:value-type="float" office:value="3979.26" calcext:value-type="float">
            <text:p>3979.26</text:p>
          </table:table-cell>
          <table:table-cell office:value-type="float" office:value="3992.88" calcext:value-type="float">
            <text:p>3992.88</text:p>
          </table:table-cell>
          <table:table-cell office:value-type="float" office:value="3942.31" calcext:value-type="float">
            <text:p>3942.31</text:p>
          </table:table-cell>
          <table:table-cell/>
          <table:table-cell office:value-type="float" office:value="105.132364597094" calcext:value-type="float">
            <text:p>105.1323645971</text:p>
          </table:table-cell>
          <table:table-cell office:value-type="float" office:value="112.697713801863" calcext:value-type="float">
            <text:p>112.6977138019</text:p>
          </table:table-cell>
          <table:table-cell office:value-type="float" office:value="122.242170542636" calcext:value-type="float">
            <text:p>122.2421705426</text:p>
          </table:table-cell>
          <table:table-cell/>
          <table:table-cell office:value-type="float" office:value="1.98212047522328" calcext:value-type="float">
            <text:p>1.9821204752</text:p>
          </table:table-cell>
          <table:table-cell office:value-type="float" office:value="0.495489798677675" calcext:value-type="float">
            <text:p>0.4954897987</text:p>
          </table:table-cell>
          <table:table-cell office:value-type="float" office:value="1.17241457192364" calcext:value-type="float">
            <text:p>1.1724145719</text:p>
          </table:table-cell>
          <table:table-cell/>
        </table:table-row>
        <table:table-row table:style-name="ro1" table:number-rows-repeated="9">
          <table:table-cell table:number-columns-repeated="16"/>
        </table:table-row>
        <table:table-row table:style-name="ro1">
          <table:table-cell/>
          <table:table-cell office:value-type="string" calcext:value-type="string">
            <text:p>Outliers 15.11.2016: (compress_comparison_results_id30.txt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Compression ratio</text:p>
          </table:table-cell>
          <table:table-cell office:value-type="string" calcext:value-type="string">
            <text:p>Storage saving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73-s00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709536" calcext:value-type="float">
            <text:p>709536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table:style-name="ce2" table:number-matrix-columns-spanned="1" table:number-matrix-rows-spanned="12" table:formula="of:=[.C41:.C52]/[.D41:.D52]" office:value-type="float" office:value="1.49265999188202" calcext:value-type="float">
            <text:p>1.4926599919</text:p>
          </table:table-cell>
          <table:table-cell table:number-matrix-columns-spanned="1" table:number-matrix-rows-spanned="12" table:formula="of:=1-1/[.I41:.I52]" office:value-type="float" office:value="0.330055065829727" calcext:value-type="float">
            <text:p>0.33005506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73-s01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709472" calcext:value-type="float">
            <text:p>709472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.492794641649" calcext:value-type="float">
            <text:p>1.4927946416</text:p>
          </table:table-cell>
          <table:table-cell office:value-type="float" office:value="0.330115494723802" calcext:value-type="float">
            <text:p>0.33011549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73-s02-c00.xtc</text:p>
          </table:table-cell>
          <table:table-cell office:value-type="float" office:value="1059096" calcext:value-type="float">
            <text:p>1059096</text:p>
          </table:table-cell>
          <table:table-cell office:value-type="float" office:value="709612" calcext:value-type="float">
            <text:p>709612</text:p>
          </table:table-cell>
          <table:table-cell office:value-type="float" office:value="7.31" calcext:value-type="float">
            <text:p>7.3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.49250012682987" calcext:value-type="float">
            <text:p>1.4925001268</text:p>
          </table:table-cell>
          <table:table-cell office:value-type="float" office:value="0.329983306518012" calcext:value-type="float">
            <text:p>0.32998330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0-s00-c00.xtc</text:p>
          </table:table-cell>
          <table:table-cell office:value-type="float" office:value="23217008" calcext:value-type="float">
            <text:p>23217008</text:p>
          </table:table-cell>
          <table:table-cell office:value-type="float" office:value="15747372" calcext:value-type="float">
            <text:p>15747372</text:p>
          </table:table-cell>
          <table:table-cell office:value-type="float" office:value="198.93" calcext:value-type="float">
            <text:p>198.93</text:p>
          </table:table-cell>
          <table:table-cell office:value-type="float" office:value="23.87" calcext:value-type="float">
            <text:p>23.87</text:p>
          </table:table-cell>
          <table:table-cell office:value-type="float" office:value="21.81" calcext:value-type="float">
            <text:p>21.81</text:p>
          </table:table-cell>
          <table:table-cell/>
          <table:table-cell office:value-type="float" office:value="1.47434175048383" calcext:value-type="float">
            <text:p>1.4743417505</text:p>
          </table:table-cell>
          <table:table-cell office:value-type="float" office:value="0.321731206708461" calcext:value-type="float">
            <text:p>0.32173120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0-s01-c00.xtc</text:p>
          </table:table-cell>
          <table:table-cell office:value-type="float" office:value="23221888" calcext:value-type="float">
            <text:p>23221888</text:p>
          </table:table-cell>
          <table:table-cell office:value-type="float" office:value="15750376" calcext:value-type="float">
            <text:p>15750376</text:p>
          </table:table-cell>
          <table:table-cell office:value-type="float" office:value="187.88" calcext:value-type="float">
            <text:p>187.88</text:p>
          </table:table-cell>
          <table:table-cell office:value-type="float" office:value="24.29" calcext:value-type="float">
            <text:p>24.29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float" office:value="1.47437038963387" calcext:value-type="float">
            <text:p>1.4743703896</text:p>
          </table:table-cell>
          <table:table-cell office:value-type="float" office:value="0.321744381852156" calcext:value-type="float">
            <text:p>0.32174438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1-s00-c00.xtc</text:p>
          </table:table-cell>
          <table:table-cell office:value-type="float" office:value="23509844" calcext:value-type="float">
            <text:p>23509844</text:p>
          </table:table-cell>
          <table:table-cell office:value-type="float" office:value="16003100" calcext:value-type="float">
            <text:p>16003100</text:p>
          </table:table-cell>
          <table:table-cell office:value-type="float" office:value="61" calcext:value-type="float">
            <text:p>61</text:p>
          </table:table-cell>
          <table:table-cell office:value-type="float" office:value="24.61" calcext:value-type="float">
            <text:p>24.61</text:p>
          </table:table-cell>
          <table:table-cell office:value-type="float" office:value="22.24" calcext:value-type="float">
            <text:p>22.24</text:p>
          </table:table-cell>
          <table:table-cell/>
          <table:table-cell office:value-type="float" office:value="1.46908061563072" calcext:value-type="float">
            <text:p>1.4690806156</text:p>
          </table:table-cell>
          <table:table-cell office:value-type="float" office:value="0.319302161256366" calcext:value-type="float">
            <text:p>0.31930216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1-s01-c00.xtc</text:p>
          </table:table-cell>
          <table:table-cell office:value-type="float" office:value="23509844" calcext:value-type="float">
            <text:p>23509844</text:p>
          </table:table-cell>
          <table:table-cell office:value-type="float" office:value="16003072" calcext:value-type="float">
            <text:p>16003072</text:p>
          </table:table-cell>
          <table:table-cell office:value-type="float" office:value="26.28" calcext:value-type="float">
            <text:p>26.28</text:p>
          </table:table-cell>
          <table:table-cell office:value-type="float" office:value="24.77" calcext:value-type="float">
            <text:p>24.77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1.46908318602828" calcext:value-type="float">
            <text:p>1.469083186</text:p>
          </table:table-cell>
          <table:table-cell office:value-type="float" office:value="0.319303352246829" calcext:value-type="float">
            <text:p>0.31930335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1-s02-c00.xtc</text:p>
          </table:table-cell>
          <table:table-cell office:value-type="float" office:value="23504964" calcext:value-type="float">
            <text:p>23504964</text:p>
          </table:table-cell>
          <table:table-cell office:value-type="float" office:value="15999796" calcext:value-type="float">
            <text:p>15999796</text:p>
          </table:table-cell>
          <table:table-cell office:value-type="float" office:value="30.41" calcext:value-type="float">
            <text:p>30.41</text:p>
          </table:table-cell>
          <table:table-cell office:value-type="float" office:value="24.76" calcext:value-type="float">
            <text:p>24.76</text:p>
          </table:table-cell>
          <table:table-cell office:value-type="float" office:value="22.33" calcext:value-type="float">
            <text:p>22.33</text:p>
          </table:table-cell>
          <table:table-cell/>
          <table:table-cell office:value-type="float" office:value="1.469078980757" calcext:value-type="float">
            <text:p>1.4690789808</text:p>
          </table:table-cell>
          <table:table-cell office:value-type="float" office:value="0.319301403737525" calcext:value-type="float">
            <text:p>0.31930140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2-s00-c00.xtc</text:p>
          </table:table-cell>
          <table:table-cell office:value-type="float" office:value="18502352" calcext:value-type="float">
            <text:p>18502352</text:p>
          </table:table-cell>
          <table:table-cell office:value-type="float" office:value="12584048" calcext:value-type="float">
            <text:p>12584048</text:p>
          </table:table-cell>
          <table:table-cell office:value-type="float" office:value="20.44" calcext:value-type="float">
            <text:p>20.44</text:p>
          </table:table-cell>
          <table:table-cell office:value-type="float" office:value="19.38" calcext:value-type="float">
            <text:p>19.38</text:p>
          </table:table-cell>
          <table:table-cell office:value-type="float" office:value="17.52" calcext:value-type="float">
            <text:p>17.52</text:p>
          </table:table-cell>
          <table:table-cell/>
          <table:table-cell office:value-type="float" office:value="1.47030208403528" calcext:value-type="float">
            <text:p>1.470302084</text:p>
          </table:table-cell>
          <table:table-cell office:value-type="float" office:value="0.319867657906411" calcext:value-type="float">
            <text:p>0.31986765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2-s01-c00.xtc</text:p>
          </table:table-cell>
          <table:table-cell office:value-type="float" office:value="18497472" calcext:value-type="float">
            <text:p>18497472</text:p>
          </table:table-cell>
          <table:table-cell office:value-type="float" office:value="12580288" calcext:value-type="float">
            <text:p>12580288</text:p>
          </table:table-cell>
          <table:table-cell office:value-type="float" office:value="110.77" calcext:value-type="float">
            <text:p>110.77</text:p>
          </table:table-cell>
          <table:table-cell office:value-type="float" office:value="19.45" calcext:value-type="float">
            <text:p>19.45</text:p>
          </table:table-cell>
          <table:table-cell office:value-type="float" office:value="17.55" calcext:value-type="float">
            <text:p>17.55</text:p>
          </table:table-cell>
          <table:table-cell/>
          <table:table-cell office:value-type="float" office:value="1.47035361988533" calcext:value-type="float">
            <text:p>1.4703536199</text:p>
          </table:table-cell>
          <table:table-cell office:value-type="float" office:value="0.319891496524498" calcext:value-type="float">
            <text:p>0.31989149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2-s02-c00.xtc</text:p>
          </table:table-cell>
          <table:table-cell office:value-type="float" office:value="18497472" calcext:value-type="float">
            <text:p>18497472</text:p>
          </table:table-cell>
          <table:table-cell office:value-type="float" office:value="12579928" calcext:value-type="float">
            <text:p>12579928</text:p>
          </table:table-cell>
          <table:table-cell office:value-type="float" office:value="28.75" calcext:value-type="float">
            <text:p>28.75</text:p>
          </table:table-cell>
          <table:table-cell office:value-type="float" office:value="19.05" calcext:value-type="float">
            <text:p>19.05</text:p>
          </table:table-cell>
          <table:table-cell office:value-type="float" office:value="17.65" calcext:value-type="float">
            <text:p>17.65</text:p>
          </table:table-cell>
          <table:table-cell/>
          <table:table-cell office:value-type="float" office:value="1.4703956970183" calcext:value-type="float">
            <text:p>1.470395697</text:p>
          </table:table-cell>
          <table:table-cell office:value-type="float" office:value="0.31991095864343" calcext:value-type="float">
            <text:p>0.31991095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41-r0083-s00-c00.xtc</text:p>
          </table:table-cell>
          <table:table-cell office:value-type="float" office:value="35619696" calcext:value-type="float">
            <text:p>35619696</text:p>
          </table:table-cell>
          <table:table-cell office:value-type="float" office:value="20565980" calcext:value-type="float">
            <text:p>20565980</text:p>
          </table:table-cell>
          <table:table-cell office:value-type="float" office:value="37.55" calcext:value-type="float">
            <text:p>37.55</text:p>
          </table:table-cell>
          <table:table-cell office:value-type="float" office:value="35.2" calcext:value-type="float">
            <text:p>35.2</text:p>
          </table:table-cell>
          <table:table-cell office:value-type="float" office:value="32.21" calcext:value-type="float">
            <text:p>32.21</text:p>
          </table:table-cell>
          <table:table-cell/>
          <table:table-cell office:value-type="float" office:value="1.73197173195734" calcext:value-type="float">
            <text:p>1.731971732</text:p>
          </table:table-cell>
          <table:table-cell office:value-type="float" office:value="0.422623371069759" calcext:value-type="float">
            <text:p>0.4226233711</text:p>
          </table:table-cell>
          <table:table-cell table:number-columns-repeated="6"/>
        </table:table-row>
      </table:table>
      <table:table table:name="cxi" table:style-name="ta1">
        <table:table-column table:style-name="co31" table:default-cell-style-name="Default"/>
        <table:table-column table:style-name="co16" table:number-columns-repeated="6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Compression ratio</text:p>
          </table:table-cell>
          <table:table-cell office:value-type="string" calcext:value-type="string">
            <text:p>Storage saving:</text:p>
          </table:table-cell>
          <table:table-cell office:value-type="string" calcext:value-type="string">
            <text:p>Comp rate RAM</text:p>
          </table:table-cell>
          <table:table-cell office:value-type="string" calcext:value-type="string">
            <text:p>rate disk I/O / RAM I/o</text:p>
          </table:table-cell>
          <table:table-cell office:value-type="string" calcext:value-type="string">
            <text:p>rate disk I/O / no write</text:p>
          </table:table-cell>
          <table:table-cell/>
          <table:table-cell office:value-type="string" calcext:value-type="string">
            <text:p>ratio disk I/O / RAM I/o</text:p>
          </table:table-cell>
          <table:table-cell office:value-type="string" calcext:value-type="string">
            <text:p>ratio disk I/O / no write</text:p>
          </table:table-cell>
          <table:table-cell/>
          <table:table-cell office:value-type="string" calcext:value-type="string">
            <text:p>rate disk (GB/s)</text:p>
          </table:table-cell>
          <table:table-cell office:value-type="string" calcext:value-type="string">
            <text:p>rate ram</text:p>
          </table:table-cell>
          <table:table-cell office:value-type="string" calcext:value-type="string">
            <text:p>rate null</text:p>
          </table:table-cell>
        </table:table-row>
        <table:table-row table:style-name="ro1">
          <table:table-cell office:value-type="string" calcext:value-type="string">
            <text:p>cxidb-30.cxi</text:p>
          </table:table-cell>
          <table:table-cell office:value-type="float" office:value="2320332" calcext:value-type="float">
            <text:p>2320332</text:p>
          </table:table-cell>
          <table:table-cell office:value-type="float" office:value="324532" calcext:value-type="float">
            <text:p>324532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1.81" calcext:value-type="float">
            <text:p>1.81</text:p>
          </table:table-cell>
          <table:table-cell/>
          <table:table-cell table:style-name="ce2" table:number-matrix-columns-spanned="1" table:number-matrix-rows-spanned="7" table:formula="of:=[.B2:.B8]/[.C2:.C8]" office:value-type="float" office:value="7.14977875833508" calcext:value-type="float">
            <text:p>7.1497787583</text:p>
          </table:table-cell>
          <table:table-cell table:number-matrix-columns-spanned="1" table:number-matrix-rows-spanned="7" table:formula="of:=1-1/[.H2:.H8]" office:value-type="float" office:value="0.860135532328994" calcext:value-type="float">
            <text:p>0.8601355323</text:p>
          </table:table-cell>
          <table:table-cell table:formula="of:=[.B2]/[.E2]/1024/1024" office:value-type="float" office:value="1.17081536187066" calcext:value-type="float">
            <text:p>1.1708153619</text:p>
          </table:table-cell>
          <table:table-cell table:number-matrix-columns-spanned="1" table:number-matrix-rows-spanned="7" table:formula="of:=[.D2:.D8]/[.E2:.E8]" office:value-type="float" office:value="1.06349206349206" calcext:value-type="float">
            <text:p>1.0634920635</text:p>
          </table:table-cell>
          <table:table-cell table:number-matrix-columns-spanned="1" table:number-matrix-rows-spanned="7" table:formula="of:=[.D2:.D8]/[.F2:.F8]" office:value-type="float" office:value="1.11049723756906" calcext:value-type="float">
            <text:p>1.1104972376</text:p>
          </table:table-cell>
          <table:table-cell/>
          <table:table-cell table:number-matrix-columns-spanned="2" table:number-matrix-rows-spanned="12" table:formula="of:=[.D2:.D8]/[.F2:.F8]" office:value-type="float" office:value="1.11049723756906" calcext:value-type="float">
            <text:p>1.1104972376</text:p>
          </table:table-cell>
          <table:table-cell office:value-type="float" office:value="1.11049723756906" calcext:value-type="float">
            <text:p>1.1104972376</text:p>
          </table:table-cell>
          <table:table-cell/>
          <table:table-cell table:style-name="ce2" table:number-matrix-columns-spanned="1" table:number-matrix-rows-spanned="12" table:formula="of:=[.B2:.B13]/[.D2:.D13] /1024/1024" office:value-type="float" office:value="1.10091593728137" calcext:value-type="float">
            <text:p>1.1009159373</text:p>
          </table:table-cell>
          <table:table-cell table:style-name="ce2" table:number-matrix-columns-spanned="1" table:number-matrix-rows-spanned="12" table:formula="of:=[.B2:.B13]/[.E2:.E13] /1024/1024" office:value-type="float" office:value="1.17081536187066" calcext:value-type="float">
            <text:p>1.1708153619</text:p>
          </table:table-cell>
          <table:table-cell table:style-name="ce3" table:number-matrix-columns-spanned="1" table:number-matrix-rows-spanned="12" table:formula="of:=[.B2:.B13]/[.F2:.F13] /1024/1024" office:value-type="float" office:value="1.22256410714671" calcext:value-type="float">
            <text:p>1.2225641071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DF5 compression</text:p>
          </table:table-cell>
          <table:table-cell table:number-columns-repeated="12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319812" calcext:value-type="float">
            <text:p>319812</text:p>
          </table:table-cell>
          <table:table-cell office:value-type="float" office:value="5.71" calcext:value-type="float">
            <text:p>5.71</text:p>
          </table:table-cell>
          <table:table-cell table:number-columns-repeated="3"/>
          <table:table-cell table:formula="of:=[.B2]/[.C14]" office:value-type="float" office:value="7.25529998874339" calcext:value-type="float">
            <text:p>7.2552999887</text:p>
          </table:table-cell>
          <table:table-cell table:formula="of:=1-1/[.H14]" office:value-type="float" office:value="0.862169723987774" calcext:value-type="float">
            <text:p>0.862169724</text:p>
          </table:table-cell>
          <table:table-cell table:number-columns-repeated="7"/>
          <table:table-cell table:formula="of:=[.B2]/[.D14]/1024/1024" office:value-type="float" office:value="0.387537834314457" calcext:value-type="float">
            <text:p>0.3875378343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6"/>
          <table:table-cell table:formula="of:=[.B21]/[.D21] / 1024" office:value-type="float" office:value="24.5551497480494" calcext:value-type="float">
            <text:p>24.555149748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Software gzip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size_before_compress</text:p>
          </table:table-cell>
          <table:table-cell office:value-type="string" calcext:value-type="string">
            <text:p>size_compressed</text:p>
          </table:table-cell>
          <table:table-cell office:value-type="string" calcext:value-type="string">
            <text:p>time_disk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20332" calcext:value-type="float">
            <text:p>2320332</text:p>
          </table:table-cell>
          <table:table-cell office:value-type="float" office:value="193464" calcext:value-type="float">
            <text:p>193464</text:p>
          </table:table-cell>
          <table:table-cell office:value-type="float" office:value="92.28" calcext:value-type="float">
            <text:p>92.28</text:p>
          </table:table-cell>
          <table:table-cell table:number-columns-repeated="3"/>
          <table:table-cell table:formula="of:=[.B21]/[.C21]" office:value-type="float" office:value="11.9936112144895" calcext:value-type="float">
            <text:p>11.9936112145</text:p>
          </table:table-cell>
          <table:table-cell table:formula="of:=1-1/[.H21]" office:value-type="float" office:value="0.916622276467333" calcext:value-type="float">
            <text:p>0.9166222765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sw/hw save ratio</text:p>
          </table:table-cell>
          <table:table-cell table:formula="of:=[.I21]/[.I2]" office:value-type="float" office:value="1.06567191101313" calcext:value-type="float">
            <text:p>1.065671911</text:p>
          </table:table-cell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lz4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20332" calcext:value-type="float">
            <text:p>2320332</text:p>
          </table:table-cell>
          <table:table-cell office:value-type="float" office:value="520052" calcext:value-type="float">
            <text:p>520052</text:p>
          </table:table-cell>
          <table:table-cell office:value-type="float" office:value="29.38" calcext:value-type="float">
            <text:p>29.38</text:p>
          </table:table-cell>
          <table:table-cell table:number-columns-repeated="3"/>
          <table:table-cell table:formula="of:=[.B31]/[.C31]" office:value-type="float" office:value="4.46173075000192" calcext:value-type="float">
            <text:p>4.46173075</text:p>
          </table:table-cell>
          <table:table-cell table:formula="of:=1-1/[.H31]" office:value-type="float" office:value="0.775871728700893" calcext:value-type="float">
            <text:p>0.7758717287</text:p>
          </table:table-cell>
          <table:table-cell table:number-columns-repeated="10"/>
        </table:table-row>
      </table:table>
      <table:table table:name="HDF5" table:style-name="ta1">
        <table:table-column table:style-name="co35" table:default-cell-style-name="Default"/>
        <table:table-column table:style-name="co16" table:number-columns-repeated="18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Compression ratio</text:p>
          </table:table-cell>
          <table:table-cell office:value-type="string" calcext:value-type="string">
            <text:p>Storage saving:</text:p>
          </table:table-cell>
          <table:table-cell office:value-type="string" calcext:value-type="string">
            <text:p>Comp rate RAM</text:p>
          </table:table-cell>
          <table:table-cell office:value-type="string" calcext:value-type="string">
            <text:p>rate disk I/O / RAM I/o</text:p>
          </table:table-cell>
          <table:table-cell office:value-type="string" calcext:value-type="string">
            <text:p>rate disk I/O / no write</text:p>
          </table:table-cell>
          <table:table-cell/>
          <table:table-cell office:value-type="string" calcext:value-type="string">
            <text:p>ratio disk I/O / RAM I/o</text:p>
          </table:table-cell>
          <table:table-cell office:value-type="string" calcext:value-type="string">
            <text:p>ratio disk I/O / no write</text:p>
          </table:table-cell>
          <table:table-cell/>
          <table:table-cell office:value-type="string" calcext:value-type="string">
            <text:p>rate disk (GB/s)</text:p>
          </table:table-cell>
          <table:table-cell office:value-type="string" calcext:value-type="string">
            <text:p>rate ram</text:p>
          </table:table-cell>
          <table:table-cell office:value-type="string" calcext:value-type="string">
            <text:p>rate null</text:p>
          </table:table-cell>
        </table:table-row>
        <table:table-row table:style-name="ro1">
          <table:table-cell office:value-type="string" calcext:value-type="string">
            <text:p>train.hd5</text:p>
          </table:table-cell>
          <table:table-cell office:value-type="float" office:value="57424" calcext:value-type="float">
            <text:p>57424</text:p>
          </table:table-cell>
          <table:table-cell office:value-type="float" office:value="1840" calcext:value-type="float">
            <text:p>1840</text:p>
          </table:table-cell>
          <table:table-cell office:value-type="float" office:value="1.481869345" calcext:value-type="float">
            <text:p>1.4818693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matrix-columns-spanned="1" table:number-matrix-rows-spanned="7" table:formula="of:=[.B2:.B8]/[.C2:.C8]" office:value-type="float" office:value="31.2086956521739" calcext:value-type="float">
            <text:p>31.2086956522</text:p>
          </table:table-cell>
          <table:table-cell table:number-matrix-columns-spanned="1" table:number-matrix-rows-spanned="7" table:formula="of:=1-1/[.H2:.H8]" office:value-type="float" office:value="0.96795764837002" calcext:value-type="float">
            <text:p>0.9679576484</text:p>
          </table:table-cell>
          <table:table-cell table:formula="of:=[.B2]/[.E2]/1024/1024" office:value-type="string" office:string-value="" calcext:value-type="error">
            <text:p>#DIV/0!</text:p>
          </table:table-cell>
          <table:table-cell table:number-matrix-columns-spanned="1" table:number-matrix-rows-spanned="7" table:formula="of:=[.D2:.D8]/[.E2:.E8]" office:value-type="string" office:string-value="" calcext:value-type="error">
            <text:p>#DIV/0!</text:p>
          </table:table-cell>
          <table:table-cell table:number-matrix-columns-spanned="1" table:number-matrix-rows-spanned="7" table:formula="of:=[.D2:.D8]/[.F2:.F8]" office:value-type="string" office:string-value="" calcext:value-type="error">
            <text:p>#DIV/0!</text:p>
          </table:table-cell>
          <table:table-cell/>
          <table:table-cell table:number-matrix-columns-spanned="2" table:number-matrix-rows-spanned="12" table:formula="of:=[.D2:.D8]/[.F2:.F8]"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table:style-name="ce2" table:number-matrix-columns-spanned="1" table:number-matrix-rows-spanned="12" table:formula="of:=[.B2:.B13]/[.D2:.D13] /1024/1024" office:value-type="float" office:value="0.0369558855712158" calcext:value-type="float">
            <text:p>0.0369558856</text:p>
          </table:table-cell>
          <table:table-cell table:style-name="ce2" table:number-matrix-columns-spanned="1" table:number-matrix-rows-spanned="12" table:formula="of:=[.B2:.B13]/[.E2:.E13] /1024/1024" office:value-type="string" office:string-value="" calcext:value-type="error">
            <text:p>#DIV/0!</text:p>
          </table:table-cell>
          <table:table-cell table:style-name="ce3" table:number-matrix-columns-spanned="1" table:number-matrix-rows-spanned="12" table:formula="of:=[.B2:.B13]/[.F2:.F13] /1024/1024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 * train.hd5</text:p>
          </table:table-cell>
          <table:table-cell office:value-type="float" office:value="1147160" calcext:value-type="float">
            <text:p>1147160</text:p>
          </table:table-cell>
          <table:table-cell office:value-type="float" office:value="35484" calcext:value-type="float">
            <text:p>35484</text:p>
          </table:table-cell>
          <table:table-cell office:value-type="float" office:value="2.488554077" calcext:value-type="float">
            <text:p>2.488554077</text:p>
          </table:table-cell>
          <table:table-cell table:number-columns-repeated="3"/>
          <table:table-cell office:value-type="float" office:value="32.3289369856837" calcext:value-type="float">
            <text:p>32.3289369857</text:p>
          </table:table-cell>
          <table:table-cell office:value-type="float" office:value="0.969067959133861" calcext:value-type="float">
            <text:p>0.9690679591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float" office:value="0.439619552140676" calcext:value-type="float">
            <text:p>0.4396195521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C0017-T0000-no-comp.h5</text:p>
          </table:table-cell>
          <table:table-cell office:value-type="float" office:value="1735572" calcext:value-type="float">
            <text:p>1735572</text:p>
          </table:table-cell>
          <table:table-cell office:value-type="float" office:value="154840" calcext:value-type="float">
            <text:p>154840</text:p>
          </table:table-cell>
          <table:table-cell office:value-type="float" office:value="8.23" calcext:value-type="float">
            <text:p>8.23</text:p>
          </table:table-cell>
          <table:table-cell table:number-columns-repeated="3"/>
          <table:table-cell office:value-type="float" office:value="11.2088090932576" calcext:value-type="float">
            <text:p>11.2088090933</text:p>
          </table:table-cell>
          <table:table-cell office:value-type="float" office:value="0.910784456075576" calcext:value-type="float">
            <text:p>0.9107844561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float" office:value="0.201114269826711" calcext:value-type="float">
            <text:p>0.2011142698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t w/o compress:</text:p>
          </table:table-cell>
          <table:table-cell table:number-columns-repeated="11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ain.hd5</text:p>
          </table:table-cell>
          <table:table-cell table:number-columns-repeated="2"/>
          <table:table-cell office:value-type="float" office:value="1.592526552" calcext:value-type="float">
            <text:p>1.592526552</text:p>
          </table:table-cell>
          <table:table-cell table:number-columns-repeated="9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 * train.hd5</text:p>
          </table:table-cell>
          <table:table-cell table:number-columns-repeated="2"/>
          <table:table-cell office:value-type="float" office:value="7.660556843" calcext:value-type="float">
            <text:p>7.660556843</text:p>
          </table:table-cell>
          <table:table-cell table:number-columns-repeated="9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Software:</text:p>
          </table:table-cell>
          <table:table-cell office:value-type="string" calcext:value-type="string">
            <text:p>(compress_comparison_results_id30.software.txt)</text:p>
          </table:table-cell>
          <table:table-cell table:number-columns-repeated="5"/>
          <table:table-cell table:style-name="ce1" office:value-type="string" calcext:value-type="string">
            <text:p>Time sw/hw: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ompression rat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<text:s/>size_before_compress</text:p>
          </table:table-cell>
          <table:table-cell office:value-type="string" calcext:value-type="string">
            <text:p><text:s/>size_compressed</text:p>
          </table:table-cell>
          <table:table-cell office:value-type="string" calcext:value-type="string">
            <text:p><text:s/>time_disk_disk</text:p>
          </table:table-cell>
          <table:table-cell office:value-type="string" calcext:value-type="string">
            <text:p><text:s/>time_ram_ram</text:p>
          </table:table-cell>
          <table:table-cell office:value-type="string" calcext:value-type="string">
            <text:p><text:s/>time_ram_null</text:p>
          </table:table-cell>
          <table:table-cell/>
          <table:table-cell office:value-type="string" calcext:value-type="string">
            <text:p>sw/hw ratio - disk</text:p>
          </table:table-cell>
          <table:table-cell office:value-type="string" calcext:value-type="string">
            <text:p>sw/hw ratio - RAM</text:p>
          </table:table-cell>
          <table:table-cell office:value-type="string" calcext:value-type="string">
            <text:p>sw/hw ratio - RAM/null</text:p>
          </table:table-cell>
          <table:table-cell/>
          <table:table-cell office:value-type="string" calcext:value-type="string">
            <text:p>Compres ratio</text:p>
          </table:table-cell>
          <table:table-cell office:value-type="string" calcext:value-type="string">
            <text:p>Storage saving:</text:p>
          </table:table-cell>
          <table:table-cell table:style-name="ce1" office:value-type="string" calcext:value-type="string">
            <text:p>Saving sw/hw:</text:p>
          </table:table-cell>
          <table:table-cell table:number-columns-repeated="4"/>
        </table:table-row>
        <table:table-row table:style-name="ro1">
          <table:table-cell table:style-name="ce2" table:number-matrix-columns-spanned="1" table:number-matrix-rows-spanned="12" table:formula="of:=[.C17:.C28]/[.E17:.E28]/1024" office:value-type="float" office:value="25.9276498325482" calcext:value-type="float">
            <text:p>25.9276498325</text:p>
          </table:table-cell>
          <table:table-cell office:value-type="string" calcext:value-type="string">
            <text:p>train.hd5</text:p>
          </table:table-cell>
          <table:table-cell office:value-type="float" office:value="57424" calcext:value-type="float">
            <text:p>57424</text:p>
          </table:table-cell>
          <table:table-cell office:value-type="float" office:value="464" calcext:value-type="float">
            <text:p>464</text:p>
          </table:table-cell>
          <table:table-cell office:value-type="float" office:value="2.162869576" calcext:value-type="float">
            <text:p>2.1628695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matrix-columns-spanned="1" table:number-matrix-rows-spanned="12" table:formula="of:=[.E17:.E28]/[.D2:.D13]" office:value-type="float" office:value="1.45955484084867" calcext:value-type="float">
            <text:p>1.4595548408</text:p>
          </table:table-cell>
          <table:table-cell table:style-name="ce2" table:number-matrix-columns-spanned="1" table:number-matrix-rows-spanned="12" table:formula="of:=[.F17:.F28]/[.E1:.E12]" office:value-type="string" office:string-value="" calcext:value-type="error">
            <text:p>#VALUE!</text:p>
          </table:table-cell>
          <table:table-cell table:style-name="ce2" table:number-matrix-columns-spanned="1" table:number-matrix-rows-spanned="12" table:formula="of:=[.G17:.G28]/[.F1:.F12]" office:value-type="string" office:string-value="" calcext:value-type="error">
            <text:p>#VALUE!</text:p>
          </table:table-cell>
          <table:table-cell/>
          <table:table-cell table:number-matrix-columns-spanned="1" table:number-matrix-rows-spanned="12" table:formula="of:=[.C17:.C28]/[.D17:.D28]" office:value-type="float" office:value="123.758620689655" calcext:value-type="float">
            <text:p>123.7586206897</text:p>
          </table:table-cell>
          <table:table-cell table:number-matrix-columns-spanned="1" table:number-matrix-rows-spanned="12" table:formula="of:=1-1/[.M17:.M28]" office:value-type="float" office:value="0.991919754806353" calcext:value-type="float">
            <text:p>0.9919197548</text:p>
          </table:table-cell>
          <table:table-cell table:number-matrix-columns-spanned="1" table:number-matrix-rows-spanned="12" table:formula="of:=[.N17:.N28]/[.I1:.I12]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float" office:value="67.6038053881654" calcext:value-type="float">
            <text:p>67.6038053882</text:p>
          </table:table-cell>
          <table:table-cell office:value-type="string" calcext:value-type="string">
            <text:p>20 * tran.hd5</text:p>
          </table:table-cell>
          <table:table-cell office:value-type="float" office:value="1147160" calcext:value-type="float">
            <text:p>1147160</text:p>
          </table:table-cell>
          <table:table-cell office:value-type="float" office:value="7928" calcext:value-type="float">
            <text:p>7928</text:p>
          </table:table-cell>
          <table:table-cell office:value-type="float" office:value="16.571159435" calcext:value-type="float">
            <text:p>16.571159435</text:p>
          </table:table-cell>
          <table:table-cell office:value-type="float" office:value="495.25" calcext:value-type="float">
            <text:p>495.25</text:p>
          </table:table-cell>
          <table:table-cell office:value-type="float" office:value="483.56" calcext:value-type="float">
            <text:p>483.56</text:p>
          </table:table-cell>
          <table:table-cell/>
          <table:table-cell office:value-type="float" office:value="6.65895090974951" calcext:value-type="float">
            <text:p>6.6589509097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float" office:value="144.697275479314" calcext:value-type="float">
            <text:p>144.6972754793</text:p>
          </table:table-cell>
          <table:table-cell office:value-type="float" office:value="0.993089019840301" calcext:value-type="float">
            <text:p>0.9930890198</text:p>
          </table:table-cell>
          <table:table-cell office:value-type="float" office:value="1.02596329654774" calcext:value-type="float">
            <text:p>1.0259632965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97.18" calcext:value-type="float">
            <text:p>497.18</text:p>
          </table:table-cell>
          <table:table-cell office:value-type="float" office:value="483.27" calcext:value-type="float">
            <text:p>483.27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3.42091942930669" calcext:value-type="float">
            <text:p>3.4209194293</text:p>
          </table:table-cell>
          <table:table-cell office:value-type="string" calcext:value-type="string">
            <text:p>MC0017-T0000-no-comp.h5</text:p>
          </table:table-cell>
          <table:table-cell office:value-type="float" office:value="1735572" calcext:value-type="float">
            <text:p>1735572</text:p>
          </table:table-cell>
          <table:table-cell office:value-type="float" office:value="2310864" calcext:value-type="float">
            <text:p>2310864</text:p>
          </table:table-cell>
          <table:table-cell office:value-type="float" office:value="495.45" calcext:value-type="float">
            <text:p>495.45</text:p>
          </table:table-cell>
          <table:table-cell office:value-type="float" office:value="498.62" calcext:value-type="float">
            <text:p>498.62</text:p>
          </table:table-cell>
          <table:table-cell office:value-type="float" office:value="518.6" calcext:value-type="float">
            <text:p>518.6</text:p>
          </table:table-cell>
          <table:table-cell/>
          <table:table-cell office:value-type="float" office:value="60.2004860267315" calcext:value-type="float">
            <text:p>60.2004860267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float" office:value="0.751048958311696" calcext:value-type="float">
            <text:p>0.7510489583</text:p>
          </table:table-cell>
          <table:table-cell office:value-type="float" office:value="-0.331471123064903" calcext:value-type="float">
            <text:p>-0.3314711231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239-r0027-s04-c00.xtc</text:p>
          </table:table-cell>
          <table:table-cell office:value-type="float" office:value="0" calcext:value-type="float">
            <text:p>0</text:p>
          </table:table-cell>
          <table:table-cell office:value-type="float" office:value="2308724" calcext:value-type="float">
            <text:p>2308724</text:p>
          </table:table-cell>
          <table:table-cell office:value-type="float" office:value="492.29" calcext:value-type="float">
            <text:p>492.29</text:p>
          </table:table-cell>
          <table:table-cell office:value-type="float" office:value="497.5" calcext:value-type="float">
            <text:p>497.5</text:p>
          </table:table-cell>
          <table:table-cell office:value-type="float" office:value="483.03" calcext:value-type="float">
            <text:p>483.03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239-r0028-s00-c00.xtc</text:p>
          </table:table-cell>
          <table:table-cell office:value-type="float" office:value="0" calcext:value-type="float">
            <text:p>0</text:p>
          </table:table-cell>
          <table:table-cell office:value-type="float" office:value="41498464" calcext:value-type="float">
            <text:p>41498464</text:p>
          </table:table-cell>
          <table:table-cell office:value-type="float" office:value="11000.75" calcext:value-type="float">
            <text:p>11000.75</text:p>
          </table:table-cell>
          <table:table-cell office:value-type="float" office:value="11025" calcext:value-type="float">
            <text:p>11025</text:p>
          </table:table-cell>
          <table:table-cell office:value-type="float" office:value="10731.01" calcext:value-type="float">
            <text:p>10731.01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239-r0028-s00-c01.xtc</text:p>
          </table:table-cell>
          <table:table-cell office:value-type="float" office:value="0" calcext:value-type="float">
            <text:p>0</text:p>
          </table:table-cell>
          <table:table-cell office:value-type="float" office:value="24217996" calcext:value-type="float">
            <text:p>24217996</text:p>
          </table:table-cell>
          <table:table-cell office:value-type="float" office:value="6386" calcext:value-type="float">
            <text:p>6386</text:p>
          </table:table-cell>
          <table:table-cell office:value-type="float" office:value="6418.67" calcext:value-type="float">
            <text:p>6418.67</text:p>
          </table:table-cell>
          <table:table-cell office:value-type="float" office:value="6234.8" calcext:value-type="float">
            <text:p>6234.8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#DIV/0!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/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style-name="ce1" office:value-type="string" calcext:value-type="string">
            <text:p>train.hd5: dummy data pattern + disk O</text:p>
          </table:table-cell>
          <table:table-cell table:style-name="ce1" table:number-columns-repeated="2"/>
          <table:table-cell table:number-columns-repeated="16"/>
        </table:table-row>
      </table:table>
      <table:table table:name="software-intel" table:style-name="ta1"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16" table:default-cell-style-name="Default"/>
        <table:table-row table:style-name="ro1" table:number-rows-repeated="22">
          <table:table-cell table:number-columns-repeated="4"/>
        </table:table-row>
        <table:table-row table:style-name="ro1">
          <table:table-cell table:style-name="ce1" office:value-type="string" calcext:value-type="string">
            <text:p>Note: intel (i5, Hasswell?) apparently 2.5/3 <text:s/>faster than p8 =&gt; that much only for the ‘cxi’ f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xidb-30.cxi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2320332" calcext:value-type="float">
            <text:p>2320332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boxes@osboxes:~$ /usr/bin/time gzip cxidb-30.c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.48user 4.44system 1:28.02elapsed 87%CPU (0avgtext+0avgdata 1784maxresident)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1104inputs+386920outputs (1major+154minor)pagefaults 0swaps</text:p>
          </table:table-cell>
          <table:table-cell/>
          <table:table-cell table:formula="of:=[.C25]/ 88 / 1024" office:value-type="float" office:value="25.7494229403409" calcext:value-type="float">
            <text:p>25.7494229403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string" calcext:value-type="string">
            <text:p>osboxes@osboxes:~$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boxes@osboxes:~$ /usr/bin/time -f '%e %U %S' gunzip cxidb-30.c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.20 10.91 2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boxes@osboxes:~$ /usr/bin/time -f '%e %U %S' gzip cxidb-30.cx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.00 71.30 5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boxes@osboxes:~$ /usr/bin/time -f '%e %U %S' gunzip cxidb-30.c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.94 11.05 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boxes@osboxes:~$ /usr/bin/time -f '%e %U %S' gzip cxidb-30.cxi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[fedemp@exflpcl01n0]~/cxidb/id30% /usr/bin/time gzip cxidb-30.c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.33user 0.69system 1:12.08elapsed 99%CPU (0avgtext+0avgdata 916maxresident)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inputs+386920outputs (0major+962minor)pagefaults 0swaps</text:p>
          </table:table-cell>
          <table:table-cell/>
          <table:table-cell table:style-name="ce2" table:formula="of:=[.C25]/ 72.35 / 1024" office:value-type="float" office:value="31.3192704733932" calcext:value-type="float">
            <text:p>31.3192704734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string" calcext:value-type="string">
            <text:p>[fedemp@exflpcl01n0]~/cxidb/id30%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30% /usr/bin/time -f '%e %U %S' gunzip cxidb-30.c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.82 9.99 1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30% /usr/bin/time -f '%e %U %S' gzip cxidb-30.c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.85 71.12 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30% /usr/bin/time -f '%e %U %S' gunzip cxidb-30.c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35 9.87 1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30% /usr/bin/time -f '%e %U %S' gzip cxidb-30.cxi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.35 71.05 0.70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239-r0027-s00-c00.xtc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63992" calcext:value-type="float">
            <text:p>4463992</text:p>
          </table:table-cell>
          <table:table-cell office:value-type="string" calcext:value-type="string">
            <text:p>KB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[fedemp@exflpcl01n0]~/cxidb/id22% /usr/bin/time gzip e239-r0027-s00-c00.x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8.82user 2.60system 6:52.84elapsed 99%CPU (0avgtext+0avgdata 908maxresident)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inputs+4630168outputs (0major+2120minor)pagefaults 0swa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22% /usr/bin/time gunzip e239-r0027-s00-c00.xtc.gz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.36user 2.97system 0:52.47elapsed 73%CPU (0avgtext+0avgdata 1424maxresident)k</text:p>
          </table:table-cell>
          <table:table-cell/>
          <table:table-cell table:formula="of:=[.C56]/414.47/1024" office:value-type="float" office:value="10.5179317863778" calcext:value-type="float">
            <text:p>10.5179317864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string" calcext:value-type="string">
            <text:p>0inputs+8927976outputs (0major+838minor)pagefaults 0swa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22% /usr/bin/time -f '%e %U %S' gzip e239-r0027-s00-c00.x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.09 410.16 2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22% /usr/bin/time -f '%e %U %S' gunzip e239-r0027-s00-c00.xtc.gz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.93 35.08 3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edemp@exflpcl01n0]~/cxidb/id22% /usr/bin/time -f '%e %U %S' gzip e239-r0027-s00-c00.x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.47 410.63 2.54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[fedemp@p8]~/cxidb/id22% /usr/bin/time -f '%e %U %S' gzip e239-r0027-s00-c00.x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5.27 463.59 1.6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[fedemp@p8]~/cxidb/id22% /usr/bin/time -f '%e %U %S' /usr/lib64/genwqe/gzip -s e239-r0027-s00-c00.x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7.06 495.60 1.4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formula="of:=497.06/465.27" office:value-type="float" office:value="1.06832591828401" calcext:value-type="float">
            <text:p>1.06832591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4:53:06.839029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9:11:35.076707278</meta:creation-date>
    <dc:date>2016-11-22T15:43:41.814669009</dc:date>
    <meta:editing-duration>P1DT9H15M47S</meta:editing-duration>
    <meta:editing-cycles>30</meta:editing-cycles>
    <meta:generator>LibreOffice/5.1.4.2$Linux_X86_64 LibreOffice_project/10m0$Build-2</meta:generator>
    <meta:document-statistic meta:table-count="5" meta:cell-count="1216" meta:object-count="0"/>
  </office:meta>
</office:document-meta>
</file>